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Th" svg:font-family="'Roboto Th'" style:font-adornments="Italique"/>
    <style:font-face style:name="Liberation Serif1" svg:font-family="'Liberation Serif'" style:font-family-generic="roman"/>
    <style:font-face style:name="Arial1" svg:font-family="Arial" style:font-family-generic="swiss"/>
    <style:font-face style:name="Fira Code" svg:font-family="'Fira Code'" style:font-adornments="Normal" style:font-pitch="fixed"/>
    <style:font-face style:name="Roboto" svg:font-family="Roboto" style:font-adornments="Gras" style:font-pitch="variable"/>
    <style:font-face style:name="Roboto1" svg:font-family="Roboto" style:font-adornments="Maigre" style:font-pitch="variable"/>
    <style:font-face style:name="Roboto Lt" svg:font-family="'Roboto Lt'" style:font-adornments="Bold" style:font-pitch="variable"/>
    <style:font-face style:name="Roboto Lt1" svg:font-family="'Roboto Lt'" style:font-adornments="Regular" style:font-pitch="variable"/>
    <style:font-face style:name="Roboto Th3" svg:font-family="'Roboto Th'" style:font-pitch="variable"/>
    <style:font-face style:name="Roboto Th2" svg:font-family="'Roboto Th'" style:font-adornments="Bold" style:font-pitch="variable"/>
    <style:font-face style:name="Roboto Th1" svg:font-family="'Roboto Th'" style:font-adornments="Regular"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188cm" fo:margin-left="-0.086cm" table:align="left"/>
    </style:style>
    <style:style style:name="Tableau1.A" style:family="table-column">
      <style:table-column-properties style:column-width="1.894cm"/>
    </style:style>
    <style:style style:name="Tableau1.B" style:family="table-column">
      <style:table-column-properties style:column-width="0.808cm"/>
    </style:style>
    <style:style style:name="Tableau1.C" style:family="table-column">
      <style:table-column-properties style:column-width="0.806cm"/>
    </style:style>
    <style:style style:name="Tableau1.D" style:family="table-column">
      <style:table-column-properties style:column-width="0.781cm"/>
    </style:style>
    <style:style style:name="Tableau1.E" style:family="table-column">
      <style:table-column-properties style:column-width="1.002cm"/>
    </style:style>
    <style:style style:name="Tableau1.F" style:family="table-column">
      <style:table-column-properties style:column-width="0.919cm"/>
    </style:style>
    <style:style style:name="Tableau1.G" style:family="table-column">
      <style:table-column-properties style:column-width="0.891cm"/>
    </style:style>
    <style:style style:name="Tableau1.H" style:family="table-column">
      <style:table-column-properties style:column-width="1.087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9.34cm" fo:margin-left="-0.139cm" table:align="left"/>
    </style:style>
    <style:style style:name="Tableau2.A" style:family="table-column">
      <style:table-column-properties style:column-width="2.829cm"/>
    </style:style>
    <style:style style:name="Tableau2.B" style:family="table-column">
      <style:table-column-properties style:column-width="0.933cm"/>
    </style:style>
    <style:style style:name="Tableau2.C" style:family="table-column">
      <style:table-column-properties style:column-width="0.93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3" style:family="table">
      <style:table-properties style:width="8.251cm" table:align="margins"/>
    </style:style>
    <style:style style:name="Table3.A" style:family="table-column">
      <style:table-column-properties style:column-width="2.062cm" style:rel-column-width="16383*"/>
    </style:style>
    <style:style style:name="Table3.D" style:family="table-column">
      <style:table-column-properties style:column-width="2.064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Statistique" style:family="table">
      <style:table-properties style:width="8.008cm" fo:break-before="auto" fo:break-after="auto" table:align="left" fo:keep-with-next="auto" style:may-break-between-rows="true" table:border-model="collapsing"/>
    </style:style>
    <style:style style:name="Statistique.A" style:family="table-column">
      <style:table-column-properties style:column-width="2.062cm"/>
    </style:style>
    <style:style style:name="Statistique.B" style:family="table-column">
      <style:table-column-properties style:column-width="1.642cm"/>
    </style:style>
    <style:style style:name="Statistique.C" style:family="table-column">
      <style:table-column-properties style:column-width="1.411cm"/>
    </style:style>
    <style:style style:name="Statistique.D" style:family="table-column">
      <style:table-column-properties style:column-width="1.482cm"/>
    </style:style>
    <style:style style:name="Statistique.1" style:family="table-row">
      <style:table-row-properties fo:keep-together="auto"/>
    </style:style>
    <style:style style:name="Statistiqu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tatistique.E1" style:family="table-cell">
      <style:table-cell-properties fo:background-color="transparent" fo:padding="0.097cm" fo:border="0.5pt solid #000000" style:writing-mode="page">
        <style:background-image/>
      </style:table-cell-properties>
    </style:style>
    <style:style style:name="Statistiqu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atistique.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188868" officeooo:paragraph-rsid="00188868"/>
    </style:style>
    <style:style style:name="P2" style:family="paragraph" style:parent-style-name="Footer">
      <style:paragraph-properties fo:break-before="pag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rsid="002c0f90" officeooo:paragraph-rsid="002c0f90"/>
    </style:style>
    <style:style style:name="P5" style:family="paragraph" style:parent-style-name="Text_20_body">
      <style:text-properties officeooo:rsid="0018fa5e" officeooo:paragraph-rsid="0018fa5e"/>
    </style:style>
    <style:style style:name="P6" style:family="paragraph" style:parent-style-name="Text_20_body">
      <style:text-properties officeooo:rsid="0018fa5e" officeooo:paragraph-rsid="00303b0c"/>
    </style:style>
    <style:style style:name="P7" style:family="paragraph" style:parent-style-name="Text_20_body">
      <style:text-properties fo:font-style="normal" officeooo:rsid="001a130f" officeooo:paragraph-rsid="001a130f" style:font-style-asian="normal" style:font-style-complex="normal"/>
    </style:style>
    <style:style style:name="P8" style:family="paragraph" style:parent-style-name="Text_20_body">
      <style:text-properties fo:font-style="normal" officeooo:rsid="001caeb6" officeooo:paragraph-rsid="001caeb6" style:font-style-asian="normal" style:font-style-complex="normal"/>
    </style:style>
    <style:style style:name="P9" style:family="paragraph" style:parent-style-name="Text_20_body">
      <style:paragraph-properties fo:text-align="center" style:justify-single-word="false"/>
      <style:text-properties fo:font-style="normal" officeooo:rsid="001caeb6" officeooo:paragraph-rsid="001caeb6" style:font-style-asian="normal" style:font-style-complex="normal"/>
    </style:style>
    <style:style style:name="P10" style:family="paragraph" style:parent-style-name="Text_20_body">
      <style:text-properties officeooo:rsid="001ab430" officeooo:paragraph-rsid="00396c4c"/>
    </style:style>
    <style:style style:name="P11" style:family="paragraph" style:parent-style-name="Text_20_body">
      <style:text-properties officeooo:rsid="001ab430" officeooo:paragraph-rsid="001ab430"/>
    </style:style>
    <style:style style:name="P12" style:family="paragraph" style:parent-style-name="Text_20_body">
      <style:text-properties officeooo:rsid="001cef8f" officeooo:paragraph-rsid="001cef8f"/>
    </style:style>
    <style:style style:name="P13" style:family="paragraph" style:parent-style-name="Text_20_body">
      <style:paragraph-properties fo:text-align="start" style:justify-single-word="false"/>
      <style:text-properties officeooo:rsid="001cef8f" officeooo:paragraph-rsid="001cef8f"/>
    </style:style>
    <style:style style:name="P14" style:family="paragraph" style:parent-style-name="Text_20_body">
      <style:paragraph-properties fo:text-align="start" style:justify-single-word="false"/>
      <style:text-properties officeooo:rsid="001cef8f" officeooo:paragraph-rsid="001f61af"/>
    </style:style>
    <style:style style:name="P15" style:family="paragraph" style:parent-style-name="Text_20_body">
      <style:paragraph-properties fo:text-align="start" style:justify-single-word="false"/>
      <style:text-properties officeooo:rsid="001cef8f" officeooo:paragraph-rsid="00203279"/>
    </style:style>
    <style:style style:name="P16" style:family="paragraph" style:parent-style-name="Text_20_body">
      <style:paragraph-properties fo:text-align="start" style:justify-single-word="false"/>
      <style:text-properties officeooo:rsid="001cef8f" officeooo:paragraph-rsid="0022f2fa"/>
    </style:style>
    <style:style style:name="P17" style:family="paragraph" style:parent-style-name="Text_20_body">
      <style:paragraph-properties fo:text-align="start" style:justify-single-word="false"/>
      <style:text-properties officeooo:rsid="001cef8f" officeooo:paragraph-rsid="0034cf14"/>
    </style:style>
    <style:style style:name="P18" style:family="paragraph" style:parent-style-name="Text_20_body">
      <style:text-properties officeooo:rsid="001cef8f" officeooo:paragraph-rsid="001f61af"/>
    </style:style>
    <style:style style:name="P19" style:family="paragraph" style:parent-style-name="Text_20_body">
      <style:text-properties officeooo:rsid="001cef8f" officeooo:paragraph-rsid="00203279"/>
    </style:style>
    <style:style style:name="P20" style:family="paragraph" style:parent-style-name="Text_20_body">
      <style:text-properties officeooo:rsid="001cef8f" officeooo:paragraph-rsid="0022f2fa"/>
    </style:style>
    <style:style style:name="P21" style:family="paragraph" style:parent-style-name="Text_20_body">
      <style:text-properties officeooo:rsid="001cef8f" officeooo:paragraph-rsid="0034cf14"/>
    </style:style>
    <style:style style:name="P22" style:family="paragraph" style:parent-style-name="Text_20_body">
      <style:paragraph-properties fo:text-align="start" style:justify-single-word="false"/>
      <style:text-properties fo:font-style="italic" officeooo:rsid="001e9676" officeooo:paragraph-rsid="001e9676" style:font-style-asian="italic" style:font-style-complex="italic"/>
    </style:style>
    <style:style style:name="P23" style:family="paragraph" style:parent-style-name="Text_20_body">
      <style:paragraph-properties fo:text-align="start" style:justify-single-word="false"/>
      <style:text-properties fo:font-style="italic" officeooo:rsid="001e9676" officeooo:paragraph-rsid="001f61af" style:font-style-asian="italic" style:font-style-complex="italic"/>
    </style:style>
    <style:style style:name="P24" style:family="paragraph" style:parent-style-name="Text_20_body">
      <style:paragraph-properties fo:text-align="start" style:justify-single-word="false"/>
      <style:text-properties fo:font-style="italic" officeooo:rsid="001e9676" officeooo:paragraph-rsid="00203279" style:font-style-asian="italic" style:font-style-complex="italic"/>
    </style:style>
    <style:style style:name="P25" style:family="paragraph" style:parent-style-name="Text_20_body">
      <style:paragraph-properties fo:text-align="start" style:justify-single-word="false"/>
      <style:text-properties fo:font-style="italic" officeooo:rsid="001e9676" officeooo:paragraph-rsid="0022f2fa" style:font-style-asian="italic" style:font-style-complex="italic"/>
    </style:style>
    <style:style style:name="P26" style:family="paragraph" style:parent-style-name="Text_20_body">
      <style:paragraph-properties fo:text-align="start" style:justify-single-word="false"/>
      <style:text-properties fo:font-style="italic" officeooo:rsid="001e9676" officeooo:paragraph-rsid="0034cf14" style:font-style-asian="italic" style:font-style-complex="italic"/>
    </style:style>
    <style:style style:name="P27" style:family="paragraph" style:parent-style-name="Text_20_body">
      <style:paragraph-properties fo:text-align="center" style:justify-single-word="false"/>
      <style:text-properties fo:font-weight="bold" officeooo:rsid="001cef8f" officeooo:paragraph-rsid="001cef8f" style:font-weight-asian="bold" style:font-weight-complex="bold"/>
    </style:style>
    <style:style style:name="P28" style:family="paragraph" style:parent-style-name="Text_20_body">
      <style:paragraph-properties fo:text-align="center" style:justify-single-word="false"/>
      <style:text-properties fo:font-weight="bold" officeooo:rsid="001cef8f" officeooo:paragraph-rsid="001f61af" style:font-weight-asian="bold" style:font-weight-complex="bold"/>
    </style:style>
    <style:style style:name="P29" style:family="paragraph" style:parent-style-name="Text_20_body">
      <style:paragraph-properties fo:text-align="center" style:justify-single-word="false"/>
      <style:text-properties fo:font-weight="bold" officeooo:rsid="001cef8f" officeooo:paragraph-rsid="00203279" style:font-weight-asian="bold" style:font-weight-complex="bold"/>
    </style:style>
    <style:style style:name="P30" style:family="paragraph" style:parent-style-name="Text_20_body">
      <style:paragraph-properties fo:text-align="center" style:justify-single-word="false"/>
      <style:text-properties fo:font-weight="bold" officeooo:rsid="001cef8f" officeooo:paragraph-rsid="0022f2fa" style:font-weight-asian="bold" style:font-weight-complex="bold"/>
    </style:style>
    <style:style style:name="P31" style:family="paragraph" style:parent-style-name="Text_20_body">
      <style:paragraph-properties fo:text-align="center" style:justify-single-word="false"/>
      <style:text-properties fo:font-weight="bold" officeooo:rsid="001cef8f" officeooo:paragraph-rsid="0034cf14" style:font-weight-asian="bold" style:font-weight-complex="bold"/>
    </style:style>
    <style:style style:name="P32" style:family="paragraph" style:parent-style-name="Text_20_body">
      <style:text-properties officeooo:rsid="001f61af" officeooo:paragraph-rsid="001f61af"/>
    </style:style>
    <style:style style:name="P33" style:family="paragraph" style:parent-style-name="Text_20_body">
      <style:text-properties officeooo:rsid="00303b0c" officeooo:paragraph-rsid="00303b0c"/>
    </style:style>
    <style:style style:name="P34" style:family="paragraph" style:parent-style-name="Text_20_body">
      <style:text-properties officeooo:rsid="00345a53" officeooo:paragraph-rsid="00345a53"/>
    </style:style>
    <style:style style:name="P35" style:family="paragraph" style:parent-style-name="Text_20_body">
      <style:text-properties officeooo:rsid="00350785" officeooo:paragraph-rsid="00350785"/>
    </style:style>
    <style:style style:name="P36" style:family="paragraph" style:parent-style-name="Text_20_body">
      <style:text-properties officeooo:rsid="003fe914" officeooo:paragraph-rsid="003fe914"/>
    </style:style>
    <style:style style:name="P37" style:family="paragraph" style:parent-style-name="Text_20_body">
      <style:text-properties officeooo:rsid="00402f2e" officeooo:paragraph-rsid="00402f2e"/>
    </style:style>
    <style:style style:name="P38" style:family="paragraph" style:parent-style-name="Text_20_body">
      <style:text-properties officeooo:rsid="0049799f" officeooo:paragraph-rsid="0049799f"/>
    </style:style>
    <style:style style:name="P39" style:family="paragraph" style:parent-style-name="Text_20_body">
      <style:text-properties officeooo:rsid="002a5a9b" officeooo:paragraph-rsid="002a5a9b"/>
    </style:style>
    <style:style style:name="P40" style:family="paragraph" style:parent-style-name="Text_20_body">
      <style:text-properties officeooo:rsid="004b6897" officeooo:paragraph-rsid="004b6897"/>
    </style:style>
    <style:style style:name="P41" style:family="paragraph" style:parent-style-name="Text_20_body">
      <style:text-properties officeooo:rsid="004bb097" officeooo:paragraph-rsid="004bb097"/>
    </style:style>
    <style:style style:name="P42" style:family="paragraph" style:parent-style-name="Text_20_body">
      <style:text-properties officeooo:rsid="004bfec4" officeooo:paragraph-rsid="004bfec4"/>
    </style:style>
    <style:style style:name="P43" style:family="paragraph" style:parent-style-name="Text_20_body">
      <style:text-properties officeooo:rsid="004c08a8" officeooo:paragraph-rsid="004c08a8"/>
    </style:style>
    <style:style style:name="P44" style:family="paragraph" style:parent-style-name="Text_20_body">
      <style:paragraph-properties fo:text-align="center" style:justify-single-word="false"/>
      <style:text-properties officeooo:rsid="005354af" officeooo:paragraph-rsid="005354af"/>
    </style:style>
    <style:style style:name="P45" style:family="paragraph" style:parent-style-name="Text_20_body">
      <style:text-properties officeooo:rsid="00579ce0" officeooo:paragraph-rsid="00579ce0"/>
    </style:style>
    <style:style style:name="P46" style:family="paragraph" style:parent-style-name="Text_20_body">
      <style:text-properties officeooo:rsid="0057f019" officeooo:paragraph-rsid="0057f019"/>
    </style:style>
    <style:style style:name="P47" style:family="paragraph" style:parent-style-name="Text_20_body">
      <style:text-properties officeooo:rsid="005ae8a1" officeooo:paragraph-rsid="005ae8a1"/>
    </style:style>
    <style:style style:name="P48" style:family="paragraph" style:parent-style-name="Text_20_body">
      <style:text-properties officeooo:rsid="005ae8a1" officeooo:paragraph-rsid="00653883"/>
    </style:style>
    <style:style style:name="P49" style:family="paragraph" style:parent-style-name="Text_20_body">
      <style:text-properties officeooo:rsid="005ce381" officeooo:paragraph-rsid="005ce381"/>
    </style:style>
    <style:style style:name="P50" style:family="paragraph" style:parent-style-name="Text_20_body">
      <style:text-properties officeooo:rsid="005ce381" officeooo:paragraph-rsid="00608a7b"/>
    </style:style>
    <style:style style:name="P51" style:family="paragraph" style:parent-style-name="Text_20_body">
      <style:text-properties officeooo:rsid="005ce381" officeooo:paragraph-rsid="00653883"/>
    </style:style>
    <style:style style:name="P52" style:family="paragraph" style:parent-style-name="Text_20_body">
      <style:text-properties officeooo:rsid="005d44c7" officeooo:paragraph-rsid="00608a7b"/>
    </style:style>
    <style:style style:name="P53" style:family="paragraph" style:parent-style-name="Text_20_body">
      <style:text-properties officeooo:rsid="0065d3a7" officeooo:paragraph-rsid="0065d3a7"/>
    </style:style>
    <style:style style:name="P54" style:family="paragraph" style:parent-style-name="Text_20_body">
      <style:text-properties officeooo:rsid="0068bfd8" officeooo:paragraph-rsid="0068bfd8"/>
    </style:style>
    <style:style style:name="P55" style:family="paragraph" style:parent-style-name="Text_20_body">
      <style:text-properties officeooo:rsid="006b4fa7" officeooo:paragraph-rsid="006b4fa7"/>
    </style:style>
    <style:style style:name="P56" style:family="paragraph" style:parent-style-name="Text_20_body">
      <style:text-properties officeooo:rsid="006b4fa7" officeooo:paragraph-rsid="006d07ea"/>
    </style:style>
    <style:style style:name="P57" style:family="paragraph" style:parent-style-name="Text_20_body">
      <style:text-properties officeooo:rsid="006b4fa7" officeooo:paragraph-rsid="008ad044"/>
    </style:style>
    <style:style style:name="P58" style:family="paragraph" style:parent-style-name="Text_20_body">
      <style:text-properties officeooo:rsid="006d07ea" officeooo:paragraph-rsid="006d07ea"/>
    </style:style>
    <style:style style:name="P59" style:family="paragraph" style:parent-style-name="Text_20_body">
      <style:text-properties officeooo:rsid="006d07ea" officeooo:paragraph-rsid="00ed45c5"/>
    </style:style>
    <style:style style:name="P60" style:family="paragraph" style:parent-style-name="Text_20_body">
      <style:text-properties officeooo:rsid="006ea19c" officeooo:paragraph-rsid="006ea19c"/>
    </style:style>
    <style:style style:name="P61" style:family="paragraph" style:parent-style-name="Text_20_body">
      <style:text-properties officeooo:rsid="00713d7d" officeooo:paragraph-rsid="00713d7d"/>
    </style:style>
    <style:style style:name="P62" style:family="paragraph" style:parent-style-name="Text_20_body">
      <style:text-properties officeooo:rsid="007372b4" officeooo:paragraph-rsid="007372b4"/>
    </style:style>
    <style:style style:name="P63" style:family="paragraph" style:parent-style-name="Text_20_body">
      <style:text-properties officeooo:rsid="00749fb2" officeooo:paragraph-rsid="00749fb2"/>
    </style:style>
    <style:style style:name="P64" style:family="paragraph" style:parent-style-name="Text_20_body">
      <style:text-properties officeooo:paragraph-rsid="00396c4c"/>
    </style:style>
    <style:style style:name="P65" style:family="paragraph" style:parent-style-name="Text_20_body">
      <style:text-properties officeooo:rsid="007f1930" officeooo:paragraph-rsid="007f1930"/>
    </style:style>
    <style:style style:name="P66" style:family="paragraph" style:parent-style-name="Text_20_body">
      <style:text-properties officeooo:rsid="00802f52" officeooo:paragraph-rsid="00802f52"/>
    </style:style>
    <style:style style:name="P67" style:family="paragraph" style:parent-style-name="Text_20_body">
      <style:paragraph-properties fo:text-align="center" style:justify-single-word="false"/>
      <style:text-properties officeooo:rsid="00802f52" officeooo:paragraph-rsid="00802f52"/>
    </style:style>
    <style:style style:name="P68" style:family="paragraph" style:parent-style-name="Text_20_body">
      <style:text-properties officeooo:rsid="008ad044" officeooo:paragraph-rsid="008ad044"/>
    </style:style>
    <style:style style:name="P69" style:family="paragraph" style:parent-style-name="Text_20_body">
      <style:text-properties officeooo:rsid="008ad044" officeooo:paragraph-rsid="008f489e"/>
    </style:style>
    <style:style style:name="P70" style:family="paragraph" style:parent-style-name="Text_20_body">
      <style:text-properties officeooo:rsid="007d05ce" officeooo:paragraph-rsid="007d05ce"/>
    </style:style>
    <style:style style:name="P71" style:family="paragraph" style:parent-style-name="Text_20_body">
      <style:text-properties officeooo:rsid="007d05ce" officeooo:paragraph-rsid="008f489e"/>
    </style:style>
    <style:style style:name="P72" style:family="paragraph" style:parent-style-name="Text_20_body">
      <style:text-properties officeooo:rsid="008c250b" officeooo:paragraph-rsid="008c250b"/>
    </style:style>
    <style:style style:name="P73" style:family="paragraph" style:parent-style-name="Text_20_body">
      <style:text-properties officeooo:rsid="0091ee29" officeooo:paragraph-rsid="0093a5f9"/>
    </style:style>
    <style:style style:name="P74" style:family="paragraph" style:parent-style-name="Text_20_body">
      <style:text-properties officeooo:rsid="009f930c" officeooo:paragraph-rsid="009f930c"/>
    </style:style>
    <style:style style:name="P75" style:family="paragraph" style:parent-style-name="Text_20_body">
      <style:text-properties officeooo:rsid="00a0997f" officeooo:paragraph-rsid="00a0997f"/>
    </style:style>
    <style:style style:name="P76" style:family="paragraph" style:parent-style-name="Text_20_body">
      <style:text-properties officeooo:rsid="00a2d723" officeooo:paragraph-rsid="00a2d723"/>
    </style:style>
    <style:style style:name="P77" style:family="paragraph" style:parent-style-name="Text_20_body">
      <style:text-properties officeooo:rsid="00a2d723" officeooo:paragraph-rsid="00a3c128"/>
    </style:style>
    <style:style style:name="P78" style:family="paragraph" style:parent-style-name="Text_20_body">
      <style:text-properties officeooo:rsid="00a3c128" officeooo:paragraph-rsid="00a3c128"/>
    </style:style>
    <style:style style:name="P79" style:family="paragraph" style:parent-style-name="Text_20_body">
      <style:text-properties officeooo:paragraph-rsid="00a3c128"/>
    </style:style>
    <style:style style:name="P80" style:family="paragraph" style:parent-style-name="Text_20_body">
      <style:text-properties officeooo:rsid="002c0f90" officeooo:paragraph-rsid="002c0f90"/>
    </style:style>
    <style:style style:name="P81" style:family="paragraph" style:parent-style-name="Text_20_body">
      <style:text-properties officeooo:rsid="00a83685" officeooo:paragraph-rsid="00ada46b"/>
    </style:style>
    <style:style style:name="P82" style:family="paragraph" style:parent-style-name="Text_20_body">
      <style:text-properties officeooo:rsid="00a99506" officeooo:paragraph-rsid="00a99506"/>
    </style:style>
    <style:style style:name="P83" style:family="paragraph" style:parent-style-name="Text_20_body">
      <style:text-properties officeooo:rsid="00a99506" officeooo:paragraph-rsid="00aa0945"/>
    </style:style>
    <style:style style:name="P84" style:family="paragraph" style:parent-style-name="Text_20_body">
      <style:text-properties officeooo:paragraph-rsid="00a99506"/>
    </style:style>
    <style:style style:name="P85" style:family="paragraph" style:parent-style-name="Text_20_body">
      <style:text-properties officeooo:rsid="00b32a11" officeooo:paragraph-rsid="00b32a11"/>
    </style:style>
    <style:style style:name="P86" style:family="paragraph" style:parent-style-name="Text_20_body">
      <style:text-properties officeooo:rsid="00b438c1" officeooo:paragraph-rsid="00b438c1"/>
    </style:style>
    <style:style style:name="P87" style:family="paragraph" style:parent-style-name="Text_20_body">
      <style:text-properties officeooo:rsid="00b543c3" officeooo:paragraph-rsid="00b543c3"/>
    </style:style>
    <style:style style:name="P88" style:family="paragraph" style:parent-style-name="Text_20_body">
      <style:text-properties officeooo:rsid="00b543c3" officeooo:paragraph-rsid="00bc4141"/>
    </style:style>
    <style:style style:name="P89" style:family="paragraph" style:parent-style-name="Text_20_body">
      <style:text-properties officeooo:rsid="00b73d30" officeooo:paragraph-rsid="00b73d30"/>
    </style:style>
    <style:style style:name="P90" style:family="paragraph" style:parent-style-name="Text_20_body">
      <style:text-properties officeooo:rsid="00bc4141" officeooo:paragraph-rsid="00bc4141"/>
    </style:style>
    <style:style style:name="P91" style:family="paragraph" style:parent-style-name="Text_20_body">
      <style:text-properties fo:language="en" fo:country="US" officeooo:rsid="00c425e4" officeooo:paragraph-rsid="00c61a1f"/>
    </style:style>
    <style:style style:name="P92" style:family="paragraph" style:parent-style-name="Text_20_body">
      <style:text-properties fo:language="en" fo:country="US" officeooo:rsid="00c61a1f" officeooo:paragraph-rsid="00c61a1f"/>
    </style:style>
    <style:style style:name="P93" style:family="paragraph" style:parent-style-name="Text_20_body">
      <style:text-properties fo:language="en" fo:country="US" officeooo:rsid="00c81979" officeooo:paragraph-rsid="00c81979"/>
    </style:style>
    <style:style style:name="P94" style:family="paragraph" style:parent-style-name="Text_20_body">
      <style:text-properties fo:language="en" fo:country="US" officeooo:rsid="00c81979" officeooo:paragraph-rsid="00ebf558"/>
    </style:style>
    <style:style style:name="P95" style:family="paragraph" style:parent-style-name="Text_20_body">
      <style:text-properties fo:language="en" fo:country="US" officeooo:rsid="00c81979" officeooo:paragraph-rsid="00f1cea9"/>
    </style:style>
    <style:style style:name="P96" style:family="paragraph" style:parent-style-name="Text_20_body">
      <style:paragraph-properties fo:text-align="start" style:justify-single-word="false"/>
      <style:text-properties fo:language="en" fo:country="US" fo:font-style="normal" fo:font-weight="normal" officeooo:rsid="00e485b5" officeooo:paragraph-rsid="00e485b5"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language="en" fo:country="US" fo:font-style="normal" fo:font-weight="normal" officeooo:rsid="00f32249" officeooo:paragraph-rsid="00f32249" style:font-style-asian="normal" style:font-weight-asian="normal" style:font-style-complex="normal" style:font-weight-complex="normal"/>
    </style:style>
    <style:style style:name="P98" style:family="paragraph" style:parent-style-name="Text_20_body">
      <style:text-properties fo:language="en" fo:country="US" officeooo:rsid="00f1cea9" officeooo:paragraph-rsid="00f1cea9"/>
    </style:style>
    <style:style style:name="P99" style:family="paragraph" style:parent-style-name="Text_20_body">
      <style:text-properties fo:language="en" fo:country="US" officeooo:rsid="00efcfde" officeooo:paragraph-rsid="00efcfde"/>
    </style:style>
    <style:style style:name="P100" style:family="paragraph" style:parent-style-name="Text_20_body">
      <style:text-properties officeooo:rsid="00ea5782" officeooo:paragraph-rsid="00ea5782"/>
    </style:style>
    <style:style style:name="P101" style:family="paragraph" style:parent-style-name="Text_20_body">
      <style:text-properties officeooo:rsid="00ea5782" officeooo:paragraph-rsid="00edb79a"/>
    </style:style>
    <style:style style:name="P102" style:family="paragraph" style:parent-style-name="Text_20_body">
      <style:text-properties officeooo:rsid="00ebf558" officeooo:paragraph-rsid="00ebf558"/>
    </style:style>
    <style:style style:name="P103" style:family="paragraph" style:parent-style-name="Text_20_body">
      <style:text-properties officeooo:rsid="00ece575" officeooo:paragraph-rsid="00ece575"/>
    </style:style>
    <style:style style:name="P104" style:family="paragraph" style:parent-style-name="Text_20_body">
      <style:paragraph-properties fo:text-align="center" style:justify-single-word="false"/>
      <style:text-properties officeooo:rsid="00efcfde" officeooo:paragraph-rsid="00efcfde"/>
    </style:style>
    <style:style style:name="P105" style:family="paragraph" style:parent-style-name="Text_20_body">
      <style:text-properties officeooo:rsid="00f26c60" officeooo:paragraph-rsid="00f26c60"/>
    </style:style>
    <style:style style:name="P106" style:family="paragraph" style:parent-style-name="Text_20_body">
      <style:text-properties officeooo:rsid="00f50020" officeooo:paragraph-rsid="00f50020"/>
    </style:style>
    <style:style style:name="P107" style:family="paragraph" style:parent-style-name="Table_20_Contents">
      <style:paragraph-properties fo:text-align="center" style:justify-single-word="false"/>
      <style:text-properties style:font-name="Roboto Lt1" officeooo:rsid="00579ce0" officeooo:paragraph-rsid="00579ce0"/>
    </style:style>
    <style:style style:name="P108" style:family="paragraph" style:parent-style-name="Table_20_Contents">
      <style:text-properties style:font-name="Roboto Lt1" officeooo:rsid="0063227f" officeooo:paragraph-rsid="0063227f"/>
    </style:style>
    <style:style style:name="P109" style:family="paragraph" style:parent-style-name="Table_20_Contents">
      <style:text-properties style:font-name="Roboto Lt1" officeooo:rsid="0063227f" officeooo:paragraph-rsid="00653883"/>
    </style:style>
    <style:style style:name="P110" style:family="paragraph" style:parent-style-name="Table_20_Contents">
      <style:text-properties style:font-name="Roboto Lt1" officeooo:rsid="006508ce" officeooo:paragraph-rsid="0063227f"/>
    </style:style>
    <style:style style:name="P111" style:family="paragraph" style:parent-style-name="Table_20_Contents">
      <style:text-properties style:font-name="Roboto Lt1" officeooo:rsid="00653883" officeooo:paragraph-rsid="00653883"/>
    </style:style>
    <style:style style:name="P112" style:family="paragraph" style:parent-style-name="Table_20_Contents">
      <style:paragraph-properties fo:text-align="center" style:justify-single-word="false"/>
      <style:text-properties style:font-name="Roboto Lt1" fo:font-size="12pt" officeooo:rsid="0063227f" officeooo:paragraph-rsid="0063227f" style:font-size-asian="12pt" style:font-size-complex="12pt"/>
    </style:style>
    <style:style style:name="P113" style:family="paragraph" style:parent-style-name="Table_20_Contents">
      <style:paragraph-properties fo:text-align="center" style:justify-single-word="false"/>
      <style:text-properties style:font-name="Roboto Lt1" fo:font-size="12pt" officeooo:rsid="0063227f" officeooo:paragraph-rsid="00653883" style:font-size-asian="12pt" style:font-size-complex="12pt"/>
    </style:style>
    <style:style style:name="P114" style:family="paragraph" style:parent-style-name="Table_20_Contents">
      <style:paragraph-properties fo:text-align="center" style:justify-single-word="false"/>
      <style:text-properties style:font-name="Roboto Lt1" fo:font-size="12pt" officeooo:rsid="0065d3a7" officeooo:paragraph-rsid="0065d3a7" style:font-size-asian="12pt" style:font-size-complex="12pt"/>
    </style:style>
    <style:style style:name="P115" style:family="paragraph" style:parent-style-name="Table_20_Contents">
      <style:paragraph-properties fo:text-align="center" style:justify-single-word="false"/>
      <style:text-properties style:font-name="Roboto Lt1" fo:font-size="12pt" officeooo:rsid="0065d3a7" officeooo:paragraph-rsid="0063227f" style:font-size-asian="12pt" style:font-size-complex="12pt"/>
    </style:style>
    <style:style style:name="P116" style:family="paragraph" style:parent-style-name="Table_20_Contents">
      <style:paragraph-properties fo:text-align="center" style:justify-single-word="false"/>
      <style:text-properties style:font-name="Roboto Lt1" officeooo:rsid="00afbda4" officeooo:paragraph-rsid="00afbda4"/>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9061" officeooo:paragraph-rsid="00d0906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3ae8" officeooo:paragraph-rsid="00d13ae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6299" officeooo:paragraph-rsid="00d1629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c8cb" officeooo:paragraph-rsid="00d2c8c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8cec" officeooo:paragraph-rsid="00d48ce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8583" officeooo:paragraph-rsid="00d5858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f7dc" officeooo:paragraph-rsid="00d5f7d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400" officeooo:paragraph-rsid="00d7c40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feae" officeooo:paragraph-rsid="00d7fea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08ef" officeooo:paragraph-rsid="00d908e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a3a46" officeooo:paragraph-rsid="00da3a4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4d1" officeooo:paragraph-rsid="00dba4d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b3ba" officeooo:paragraph-rsid="00dcb3b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fe1a" officeooo:paragraph-rsid="00dcfe1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d48f1" officeooo:paragraph-rsid="00dd48f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db83a" officeooo:paragraph-rsid="00ddb83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368a" officeooo:paragraph-rsid="00de368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5a1f" officeooo:paragraph-rsid="00de5a1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c104" officeooo:paragraph-rsid="00dfc10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7e40" officeooo:paragraph-rsid="00e07e4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d09061" officeooo:paragraph-rsid="00d0906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f075b" officeooo:paragraph-rsid="00cf075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Text_20_body" style:list-style-name="L1">
      <style:text-properties officeooo:rsid="00b32a11" officeooo:paragraph-rsid="00b32a11"/>
    </style:style>
    <style:style style:name="P144" style:family="paragraph" style:parent-style-name="Text_20_body" style:list-style-name="L1">
      <style:text-properties officeooo:rsid="00b438c1" officeooo:paragraph-rsid="00b438c1"/>
    </style:style>
    <style:style style:name="P145" style:family="paragraph" style:parent-style-name="Text_20_body">
      <style:text-properties officeooo:paragraph-rsid="009c2ef3"/>
    </style:style>
    <style:style style:name="P146" style:family="paragraph" style:parent-style-name="Title" style:master-page-name="First_20_Page">
      <style:paragraph-properties style:page-number="1"/>
    </style:style>
    <style:style style:name="P147" style:family="paragraph" style:parent-style-name="Heading_20_1" style:list-style-nam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7f1930" officeooo:paragraph-rsid="007f1930"/>
    </style:style>
    <style:style style:name="P150" style:family="paragraph" style:parent-style-name="Heading_20_1">
      <style:paragraph-properties fo:break-before="page"/>
      <style:text-properties officeooo:paragraph-rsid="007372b4"/>
    </style:style>
    <style:style style:name="P151" style:family="paragraph" style:parent-style-name="Heading_20_3">
      <style:text-properties officeooo:paragraph-rsid="00608a7b"/>
    </style:style>
    <style:style style:name="P152" style:family="paragraph" style:parent-style-name="Heading_20_3">
      <style:text-properties officeooo:rsid="004fd92e"/>
    </style:style>
    <style:style style:name="P153" style:family="paragraph" style:parent-style-name="Heading_20_4">
      <style:text-properties officeooo:paragraph-rsid="00608a7b"/>
    </style:style>
    <style:style style:name="P154" style:family="paragraph" style:parent-style-name="Heading_20_6">
      <style:text-properties fo:language="en" fo:country="US" officeooo:rsid="00c81979"/>
    </style:style>
    <style:style style:name="P155" style:family="paragraph" style:parent-style-name="Heading_20_6">
      <style:text-properties fo:language="en" fo:country="US" officeooo:rsid="00ed45c5" officeooo:paragraph-rsid="00ed45c5"/>
    </style:style>
    <style:style style:name="P156" style:family="paragraph" style:parent-style-name="Heading_20_6">
      <style:text-properties officeooo:rsid="006b4fa7" officeooo:paragraph-rsid="006d07ea"/>
    </style:style>
    <style:style style:name="P157" style:family="paragraph" style:parent-style-name="Heading_20_2">
      <style:text-properties officeooo:paragraph-rsid="002eb8d2"/>
    </style:style>
    <style:style style:name="P158" style:family="paragraph" style:parent-style-name="Heading_20_2">
      <style:text-properties officeooo:rsid="004d1b18"/>
    </style:style>
    <style:style style:name="P159" style:family="paragraph" style:parent-style-name="Heading_20_2">
      <style:text-properties officeooo:rsid="005ce381" officeooo:paragraph-rsid="00608a7b"/>
    </style:style>
    <style:style style:name="P160" style:family="paragraph" style:parent-style-name="Heading_20_2">
      <style:text-properties officeooo:rsid="00382b6f" officeooo:paragraph-rsid="00382b6f"/>
    </style:style>
    <style:style style:name="P161" style:family="paragraph" style:parent-style-name="Heading_20_5">
      <style:text-properties officeooo:rsid="008ad044" officeooo:paragraph-rsid="008ad044"/>
    </style:style>
    <style:style style:name="P162" style:family="paragraph" style:parent-style-name="Heading_20_5">
      <style:text-properties officeooo:rsid="006ea19c"/>
    </style:style>
    <style:style style:name="P163" style:family="paragraph" style:parent-style-name="Heading_20_5">
      <style:text-properties officeooo:paragraph-rsid="00a99506"/>
    </style:style>
    <style:style style:name="P164" style:family="paragraph" style:parent-style-name="Heading_20_5">
      <style:text-properties officeooo:rsid="00a99506" officeooo:paragraph-rsid="00a99506"/>
    </style:style>
    <style:style style:name="P1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cef8f" style:font-weight-asian="bold" style:font-weight-complex="bold"/>
    </style:style>
    <style:style style:name="T3" style:family="text">
      <style:text-properties fo:font-weight="bold" officeooo:rsid="0018fa5e" style:font-weight-asian="bold" style:font-weight-complex="bold"/>
    </style:style>
    <style:style style:name="T4" style:family="text">
      <style:text-properties fo:font-weight="bold" officeooo:rsid="00203279" style:font-weight-asian="bold" style:font-weight-complex="bold"/>
    </style:style>
    <style:style style:name="T5" style:family="text">
      <style:text-properties fo:font-weight="bold" officeooo:rsid="00ada46b" style:font-weight-asian="bold" style:font-weight-complex="bold"/>
    </style:style>
    <style:style style:name="T6" style:family="text">
      <style:text-properties fo:font-weight="bold" officeooo:rsid="00b543c3" style:font-weight-asian="bold" style:font-weight-complex="bold"/>
    </style:style>
    <style:style style:name="T7" style:family="text">
      <style:text-properties fo:font-weight="bold" officeooo:rsid="00bc4141" style:font-weight-asian="bold" style:font-weight-complex="bold"/>
    </style:style>
    <style:style style:name="T8" style:family="text">
      <style:text-properties fo:font-weight="bold" officeooo:rsid="00f5d3f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cef8f" style:font-weight-asian="normal" style:font-weight-complex="normal"/>
    </style:style>
    <style:style style:name="T11" style:family="text">
      <style:text-properties fo:font-weight="normal" officeooo:rsid="004b6897" style:font-weight-asian="normal" style:font-weight-complex="normal"/>
    </style:style>
    <style:style style:name="T12" style:family="text">
      <style:text-properties fo:font-weight="normal" officeooo:rsid="004c9b42" style:font-weight-asian="normal" style:font-weight-complex="normal"/>
    </style:style>
    <style:style style:name="T13" style:family="text">
      <style:text-properties officeooo:rsid="0018fa5e"/>
    </style:style>
    <style:style style:name="T14" style:family="text">
      <style:text-properties fo:font-style="italic" style:font-style-asian="italic" style:font-style-complex="italic"/>
    </style:style>
    <style:style style:name="T15" style:family="text">
      <style:text-properties fo:font-style="italic" officeooo:rsid="00bc4141" style:font-style-asian="italic" style:font-style-complex="italic"/>
    </style:style>
    <style:style style:name="T16" style:family="text">
      <style:text-properties officeooo:rsid="001caeb6"/>
    </style:style>
    <style:style style:name="T17" style:family="text">
      <style:text-properties officeooo:rsid="001f61af"/>
    </style:style>
    <style:style style:name="T18" style:family="text">
      <style:text-properties officeooo:rsid="00203279"/>
    </style:style>
    <style:style style:name="T19" style:family="text">
      <style:text-properties officeooo:rsid="0022f2fa"/>
    </style:style>
    <style:style style:name="T20" style:family="text">
      <style:text-properties officeooo:rsid="00270050"/>
    </style:style>
    <style:style style:name="T21" style:family="text">
      <style:text-properties officeooo:rsid="002a5a9b"/>
    </style:style>
    <style:style style:name="T22" style:family="text">
      <style:text-properties officeooo:rsid="002c0f90"/>
    </style:style>
    <style:style style:name="T23" style:family="text">
      <style:text-properties officeooo:rsid="002eb8d2"/>
    </style:style>
    <style:style style:name="T24" style:family="text">
      <style:text-properties officeooo:rsid="00303b0c"/>
    </style:style>
    <style:style style:name="T25" style:family="text">
      <style:text-properties fo:color="#333333"/>
    </style:style>
    <style:style style:name="T26" style:family="text">
      <style:text-properties fo:color="#333333" officeooo:rsid="002eb8d2"/>
    </style:style>
    <style:style style:name="T27" style:family="text">
      <style:text-properties fo:color="#333333" officeooo:rsid="00373b57"/>
    </style:style>
    <style:style style:name="T28" style:family="text">
      <style:text-properties officeooo:rsid="0034cf14"/>
    </style:style>
    <style:style style:name="T29" style:family="text">
      <style:text-properties officeooo:rsid="0035f14b"/>
    </style:style>
    <style:style style:name="T30" style:family="text">
      <style:text-properties officeooo:rsid="00372bc0"/>
    </style:style>
    <style:style style:name="T31" style:family="text">
      <style:text-properties officeooo:rsid="00373b57"/>
    </style:style>
    <style:style style:name="T32" style:family="text">
      <style:text-properties officeooo:rsid="00396c4c"/>
    </style:style>
    <style:style style:name="T33" style:family="text">
      <style:text-properties style:font-name="Roboto Th3"/>
    </style:style>
    <style:style style:name="T34" style:family="text">
      <style:text-properties officeooo:rsid="004b6897"/>
    </style:style>
    <style:style style:name="T35" style:family="text">
      <style:text-properties officeooo:rsid="004bfec4"/>
    </style:style>
    <style:style style:name="T36" style:family="text">
      <style:text-properties officeooo:rsid="004c9b42"/>
    </style:style>
    <style:style style:name="T37" style:family="text">
      <style:text-properties officeooo:rsid="004d1b18"/>
    </style:style>
    <style:style style:name="T38" style:family="text">
      <style:text-properties officeooo:rsid="004f3087"/>
    </style:style>
    <style:style style:name="T39" style:family="text">
      <style:text-properties officeooo:rsid="00548d39"/>
    </style:style>
    <style:style style:name="T40" style:family="text">
      <style:text-properties officeooo:rsid="00579ce0"/>
    </style:style>
    <style:style style:name="T41" style:family="text">
      <style:text-properties officeooo:rsid="005f0858"/>
    </style:style>
    <style:style style:name="T42" style:family="text">
      <style:text-properties officeooo:rsid="0060eaa8"/>
    </style:style>
    <style:style style:name="T43" style:family="text">
      <style:text-properties officeooo:rsid="0065d3a7"/>
    </style:style>
    <style:style style:name="T44" style:family="text">
      <style:text-properties officeooo:rsid="006d07ea"/>
    </style:style>
    <style:style style:name="T45" style:family="text">
      <style:text-properties officeooo:rsid="00713d7d"/>
    </style:style>
    <style:style style:name="T46" style:family="text">
      <style:text-properties officeooo:rsid="0072bbd8"/>
    </style:style>
    <style:style style:name="T47" style:family="text">
      <style:text-properties officeooo:rsid="007a8eff"/>
    </style:style>
    <style:style style:name="T48" style:family="text">
      <style:text-properties officeooo:rsid="00802f52"/>
    </style:style>
    <style:style style:name="T49" style:family="text">
      <style:text-properties officeooo:rsid="0081aea0"/>
    </style:style>
    <style:style style:name="T50" style:family="text">
      <style:text-properties officeooo:rsid="0083c5e5"/>
    </style:style>
    <style:style style:name="T51" style:family="text">
      <style:text-properties officeooo:rsid="00858b57"/>
    </style:style>
    <style:style style:name="T52" style:family="text">
      <style:text-properties officeooo:rsid="0085e848"/>
    </style:style>
    <style:style style:name="T53" style:family="text">
      <style:text-properties officeooo:rsid="00892b96"/>
    </style:style>
    <style:style style:name="T54" style:family="text">
      <style:text-properties officeooo:rsid="008ad044"/>
    </style:style>
    <style:style style:name="T55" style:family="text">
      <style:text-properties officeooo:rsid="008c250b"/>
    </style:style>
    <style:style style:name="T56" style:family="text">
      <style:text-properties officeooo:rsid="008f489e"/>
    </style:style>
    <style:style style:name="T57" style:family="text">
      <style:text-properties officeooo:rsid="009077c9"/>
    </style:style>
    <style:style style:name="T58" style:family="text">
      <style:text-properties officeooo:rsid="0091ee29"/>
    </style:style>
    <style:style style:name="T59" style:family="text">
      <style:text-properties officeooo:rsid="0093a5f9"/>
    </style:style>
    <style:style style:name="T60" style:family="text">
      <style:text-properties officeooo:rsid="00a09c83"/>
    </style:style>
    <style:style style:name="T61" style:family="text">
      <style:text-properties officeooo:rsid="00a2d723"/>
    </style:style>
    <style:style style:name="T62" style:family="text">
      <style:text-properties officeooo:rsid="00a3a349"/>
    </style:style>
    <style:style style:name="T63" style:family="text">
      <style:text-properties officeooo:rsid="00a3c128"/>
    </style:style>
    <style:style style:name="T64" style:family="text">
      <style:text-properties officeooo:rsid="00a99506"/>
    </style:style>
    <style:style style:name="T65" style:family="text">
      <style:text-properties officeooo:rsid="00aa0945"/>
    </style:style>
    <style:style style:name="T66" style:family="text">
      <style:text-properties officeooo:rsid="00ab0435"/>
    </style:style>
    <style:style style:name="T67" style:family="text">
      <style:text-properties officeooo:rsid="00ada46b"/>
    </style:style>
    <style:style style:name="T68" style:family="text">
      <style:text-properties officeooo:rsid="00b438c1"/>
    </style:style>
    <style:style style:name="T69" style:family="text">
      <style:text-properties officeooo:rsid="00b543c3"/>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officeooo:rsid="00b8a72a"/>
    </style:style>
    <style:style style:name="T72" style:family="text">
      <style:text-properties officeooo:rsid="00ba7cef"/>
    </style:style>
    <style:style style:name="T73" style:family="text">
      <style:text-properties officeooo:rsid="00ba967d"/>
    </style:style>
    <style:style style:name="T74" style:family="text">
      <style:text-properties fo:language="fr" fo:country="FR"/>
    </style:style>
    <style:style style:name="T75" style:family="text">
      <style:text-properties fo:language="fr" fo:country="FR" officeooo:rsid="00e7113e"/>
    </style:style>
    <style:style style:name="T76" style:family="text">
      <style:text-properties fo:language="fr" fo:country="FR" officeooo:rsid="00c425e4"/>
    </style:style>
    <style:style style:name="T77" style:family="text">
      <style:text-properties fo:language="fr" fo:country="BE"/>
    </style:style>
    <style:style style:name="T78" style:family="text">
      <style:text-properties fo:language="en" fo:country="US"/>
    </style:style>
    <style:style style:name="T79" style:family="text">
      <style:text-properties fo:language="en" fo:country="US" officeooo:rsid="00c61a1f"/>
    </style:style>
    <style:style style:name="T80" style:family="text">
      <style:text-properties fo:language="en" fo:country="US" officeooo:rsid="00ccc3c6"/>
    </style:style>
    <style:style style:name="T81" style:family="text">
      <style:text-properties fo:language="en" fo:country="US" fo:font-weight="bold" style:font-weight-asian="bold" style:font-weight-complex="bold"/>
    </style:style>
    <style:style style:name="T82" style:family="text">
      <style:text-properties fo:language="en" fo:country="US" fo:font-weight="bold" officeooo:rsid="00713d7d" style:font-weight-asian="bold" style:font-weight-complex="bold"/>
    </style:style>
    <style:style style:name="T83" style:family="text">
      <style:text-properties fo:language="en" fo:country="US" fo:font-weight="bold" officeooo:rsid="00edb79a" style:font-weight-asian="bold" style:font-weight-complex="bold"/>
    </style:style>
    <style:style style:name="T84" style:family="text">
      <style:text-properties fo:language="en" fo:country="US" fo:font-weight="bold" officeooo:rsid="001cef8f" style:font-weight-asian="bold" style:font-weight-complex="bold"/>
    </style:style>
    <style:style style:name="T85" style:family="text">
      <style:text-properties fo:language="en" fo:country="US" fo:font-weight="bold" officeooo:rsid="00203279" style:font-weight-asian="bold" style:font-weight-complex="bold"/>
    </style:style>
    <style:style style:name="T86" style:family="text">
      <style:text-properties fo:language="en" fo:country="US" officeooo:rsid="00e7113e"/>
    </style:style>
    <style:style style:name="T87" style:family="text">
      <style:text-properties fo:language="en" fo:country="US" officeooo:rsid="00ea5782"/>
    </style:style>
    <style:style style:name="T88" style:family="text">
      <style:text-properties fo:language="en" fo:country="US" officeooo:rsid="00713d7d"/>
    </style:style>
    <style:style style:name="T89" style:family="text">
      <style:text-properties fo:language="en" fo:country="US" officeooo:rsid="00ebf558"/>
    </style:style>
    <style:style style:name="T90" style:family="text">
      <style:text-properties fo:language="en" fo:country="US" officeooo:rsid="00ece575"/>
    </style:style>
    <style:style style:name="T91" style:family="text">
      <style:text-properties fo:language="en" fo:country="US" officeooo:rsid="00ed45c5"/>
    </style:style>
    <style:style style:name="T92" style:family="text">
      <style:text-properties fo:language="en" fo:country="US" officeooo:rsid="00ed8cce"/>
    </style:style>
    <style:style style:name="T93" style:family="text">
      <style:text-properties fo:language="en" fo:country="US" officeooo:rsid="00edb79a"/>
    </style:style>
    <style:style style:name="T94" style:family="text">
      <style:text-properties style:font-name="Liberation Serif1" style:font-name-asian="Liberation Serif1" style:font-name-complex="Liberation Serif1"/>
    </style:style>
    <style:style style:name="T95" style:family="text">
      <style:text-properties style:font-name="Liberation Serif1" fo:font-weight="bold" style:font-name-asian="Liberation Serif1" style:font-weight-asian="bold" style:font-name-complex="Liberation Serif1" style:font-weight-complex="bold"/>
    </style:style>
    <style:style style:name="T96" style:family="text">
      <style:text-properties officeooo:rsid="00d09061"/>
    </style:style>
    <style:style style:name="T97" style:family="text">
      <style:text-properties officeooo:rsid="00e27313"/>
    </style:style>
    <style:style style:name="T98" style:family="text">
      <style:text-properties officeooo:rsid="00e55578"/>
    </style:style>
    <style:style style:name="T99" style:family="text">
      <style:text-properties officeooo:rsid="00e8ac7e"/>
    </style:style>
    <style:style style:name="T100" style:family="text">
      <style:text-properties officeooo:rsid="00ea5782"/>
    </style:style>
    <style:style style:name="T101" style:family="text">
      <style:text-properties officeooo:rsid="00ebf558"/>
    </style:style>
    <style:style style:name="T102" style:family="text">
      <style:text-properties fo:font-size="10pt" style:font-size-asian="10pt" style:font-size-complex="10pt"/>
    </style:style>
    <style:style style:name="T103" style:family="text">
      <style:text-properties officeooo:rsid="009c2ef3"/>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Frost</text:p>
      <text:p text:style-name="P67">le jeux de rô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7"><text:soft-page-break/>écris par Lecointe Arthur</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2"><text:a xlink:type="simple" xlink:href="#__RefHeading___Toc2059_2723933837" text:style-name="Index_20_Link" text:visited-style-name="Index_20_Link">Introduction<text:tab/>3</text:a></text:p>
          <text:p text:style-name="P141"><text:a xlink:type="simple" xlink:href="#__RefHeading___Toc2061_2723933837" text:style-name="Index_20_Link" text:visited-style-name="Index_20_Link">L’univers de frost<text:tab/>3</text:a></text:p>
          <text:p text:style-name="P142"><text:a xlink:type="simple" xlink:href="#__RefHeading___Toc440_3411741726" text:style-name="Index_20_Link" text:visited-style-name="Index_20_Link">Système de jeu<text:tab/>3</text:a></text:p>
          <text:p text:style-name="P141"><text:a xlink:type="simple" xlink:href="#__RefHeading___Toc1363_2009171384" text:style-name="Index_20_Link" text:visited-style-name="Index_20_Link">Temporalité<text:tab/>3</text:a></text:p>
          <text:p text:style-name="P141"><text:a xlink:type="simple" xlink:href="#__RefHeading___Toc574_3963960377" text:style-name="Index_20_Link" text:visited-style-name="Index_20_Link">Actions<text:tab/>3</text:a></text:p>
          <text:p text:style-name="P140"><text:a xlink:type="simple" xlink:href="#__RefHeading___Toc850_3963960377" text:style-name="Index_20_Link" text:visited-style-name="Index_20_Link">Basiques et avancées<text:tab/>3</text:a></text:p>
          <text:p text:style-name="P140"><text:a xlink:type="simple" xlink:href="#__RefHeading___Toc733_3963960377" text:style-name="Index_20_Link" text:visited-style-name="Index_20_Link">Dépendantes et interdépendantes<text:tab/>4</text:a></text:p>
          <text:p text:style-name="P140"><text:a xlink:type="simple" xlink:href="#__RefHeading___Toc852_3963960377" text:style-name="Index_20_Link" text:visited-style-name="Index_20_Link">Prolongées<text:tab/>4</text:a></text:p>
          <text:p text:style-name="P140"><text:a xlink:type="simple" xlink:href="#__RefHeading___Toc576_3963960377" text:style-name="Index_20_Link" text:visited-style-name="Index_20_Link">Dénomination<text:tab/>4</text:a></text:p>
          <text:p text:style-name="P140"><text:a xlink:type="simple" xlink:href="#__RefHeading___Toc1480_157534094" text:style-name="Index_20_Link" text:visited-style-name="Index_20_Link">Prendre son temps<text:tab/>5</text:a></text:p>
          <text:p text:style-name="P141"><text:a xlink:type="simple" xlink:href="#__RefHeading___Toc578_3963960377" text:style-name="Index_20_Link" text:visited-style-name="Index_20_Link">Caractéristiques<text:tab/>5</text:a></text:p>
          <text:p text:style-name="P140"><text:a xlink:type="simple" xlink:href="#__RefHeading___Toc735_3963960377" text:style-name="Index_20_Link" text:visited-style-name="Index_20_Link">Fondamentales<text:tab/>5</text:a></text:p>
          <text:p text:style-name="P140"><text:a xlink:type="simple" xlink:href="#__RefHeading___Toc745_3963960377" text:style-name="Index_20_Link" text:visited-style-name="Index_20_Link">Caractéristiques<text:tab/>6</text:a></text:p>
          <text:p text:style-name="P140"><text:a xlink:type="simple" xlink:href="#__RefHeading___Toc1482_157534094" text:style-name="Index_20_Link" text:visited-style-name="Index_20_Link">Potentiels<text:tab/>6</text:a></text:p>
          <text:p text:style-name="P141"><text:a xlink:type="simple" xlink:href="#__RefHeading___Toc580_3963960377" text:style-name="Index_20_Link" text:visited-style-name="Index_20_Link">Compétences<text:tab/>6</text:a></text:p>
          <text:p text:style-name="P140"><text:a xlink:type="simple" xlink:href="#__RefHeading___Toc1104_2009171384" text:style-name="Index_20_Link" text:visited-style-name="Index_20_Link">Compétences intermédiaires<text:tab/>6</text:a></text:p>
          <text:p text:style-name="P140"><text:a xlink:type="simple" xlink:href="#__RefHeading___Toc582_3963960377" text:style-name="Index_20_Link" text:visited-style-name="Index_20_Link">Maîtrises<text:tab/>6</text:a></text:p>
          <text:p text:style-name="P140"><text:a xlink:type="simple" xlink:href="#__RefHeading___Toc1927_2723933837" text:style-name="Index_20_Link" text:visited-style-name="Index_20_Link">Détails<text:tab/>7</text:a></text:p>
          <text:p text:style-name="P141"><text:a xlink:type="simple" xlink:href="#__RefHeading___Toc1528_157534094" text:style-name="Index_20_Link" text:visited-style-name="Index_20_Link">États<text:tab/>7</text:a></text:p>
          <text:p text:style-name="P140"><text:a xlink:type="simple" xlink:href="#__RefHeading___Toc1530_157534094" text:style-name="Index_20_Link" text:visited-style-name="Index_20_Link">Blessures<text:tab/>7</text:a></text:p>
          <text:p text:style-name="P140"><text:a xlink:type="simple" xlink:href="#__RefHeading___Toc1106_2009171384" text:style-name="Index_20_Link" text:visited-style-name="Index_20_Link">Soins physique et mort<text:tab/>8</text:a></text:p>
          <text:p text:style-name="P140"><text:a xlink:type="simple" xlink:href="#__RefHeading___Toc1532_157534094" text:style-name="Index_20_Link" text:visited-style-name="Index_20_Link">Mélancolie<text:tab/>8</text:a></text:p>
          <text:p text:style-name="P140"><text:a xlink:type="simple" xlink:href="#__RefHeading___Toc1108_2009171384" text:style-name="Index_20_Link" text:visited-style-name="Index_20_Link">Soins mental<text:tab/>8</text:a></text:p>
          <text:p text:style-name="P141"><text:a xlink:type="simple" xlink:href="#__RefHeading___Toc1110_2009171384" text:style-name="Index_20_Link" text:visited-style-name="Index_20_Link">Liens, Passions et Troubles<text:tab/>8</text:a></text:p>
          <text:p text:style-name="P140"><text:a xlink:type="simple" xlink:href="#__RefHeading___Toc1112_2009171384" text:style-name="Index_20_Link" text:visited-style-name="Index_20_Link">Liens<text:tab/>8</text:a></text:p>
          <text:p text:style-name="P140"><text:a xlink:type="simple" xlink:href="#__RefHeading___Toc1114_2009171384" text:style-name="Index_20_Link" text:visited-style-name="Index_20_Link">Passions<text:tab/>8</text:a></text:p>
          <text:p text:style-name="P140"><text:a xlink:type="simple" xlink:href="#__RefHeading___Toc1116_2009171384" text:style-name="Index_20_Link" text:visited-style-name="Index_20_Link">Trouble<text:tab/>8</text:a></text:p>
          <text:p text:style-name="P141"><text:a xlink:type="simple" xlink:href="#__RefHeading___Toc1204_3963960377" text:style-name="Index_20_Link" text:visited-style-name="Index_20_Link">Altercations<text:tab/>8</text:a></text:p>
          <text:p text:style-name="P140"><text:a xlink:type="simple" xlink:href="#__RefHeading___Toc1206_3963960377" text:style-name="Index_20_Link" text:visited-style-name="Index_20_Link">Combats<text:tab/>8</text:a></text:p>
          <text:p text:style-name="P140"><text:a xlink:type="simple" xlink:href="#__RefHeading___Toc1208_3963960377" text:style-name="Index_20_Link" text:visited-style-name="Index_20_Link">Rhétoriques<text:tab/>10</text:a></text:p>
          <text:p text:style-name="P141"><text:a xlink:type="simple" xlink:href="#__RefHeading___Toc759_3963960377" text:style-name="Index_20_Link" text:visited-style-name="Index_20_Link">Expériences<text:tab/>10</text:a></text:p>
          <text:p text:style-name="P140"><text:a xlink:type="simple" xlink:href="#__RefHeading___Toc1118_2009171384" text:style-name="Index_20_Link" text:visited-style-name="Index_20_Link">Personnelle<text:tab/>10</text:a></text:p>
          <text:p text:style-name="P140"><text:a xlink:type="simple" xlink:href="#__RefHeading___Toc1120_2009171384" text:style-name="Index_20_Link" text:visited-style-name="Index_20_Link">Apprentissage<text:tab/>11</text:a></text:p>
          <text:p text:style-name="P140"><text:a xlink:type="simple" xlink:href="#__RefHeading___Toc1122_2009171384" text:style-name="Index_20_Link" text:visited-style-name="Index_20_Link">Tables<text:tab/>11</text:a></text:p>
          <text:p text:style-name="P141"><text:a xlink:type="simple" xlink:href="#__RefHeading___Toc2318_2582324672" text:style-name="Index_20_Link" text:visited-style-name="Index_20_Link">Quelques statistiques<text:tab/>12</text:a></text:p>
          <text:p text:style-name="P142"><text:a xlink:type="simple" xlink:href="#__RefHeading___Toc1602_157534094" text:style-name="Index_20_Link" text:visited-style-name="Index_20_Link">Création de personnages<text:tab/>13</text:a></text:p>
          <text:p text:style-name="P141"><text:a xlink:type="simple" xlink:href="#__RefHeading___Toc1604_157534094" text:style-name="Index_20_Link" text:visited-style-name="Index_20_Link">Création historique<text:tab/>13</text:a></text:p>
          <text:p text:style-name="P140"><text:a xlink:type="simple" xlink:href="#__RefHeading___Toc1606_157534094" text:style-name="Index_20_Link" text:visited-style-name="Index_20_Link">L’origine<text:tab/>13</text:a></text:p>
          <text:p text:style-name="P140"><text:a xlink:type="simple" xlink:href="#__RefHeading___Toc1608_157534094" text:style-name="Index_20_Link" text:visited-style-name="Index_20_Link">L’age<text:tab/>13</text:a></text:p>
          <text:p text:style-name="P140"><text:a xlink:type="simple" xlink:href="#__RefHeading___Toc1610_157534094" text:style-name="Index_20_Link" text:visited-style-name="Index_20_Link">Personnalisation<text:tab/>13</text:a></text:p>
          <text:p text:style-name="P141"><text:a xlink:type="simple" xlink:href="#__RefHeading___Toc1612_157534094" text:style-name="Index_20_Link" text:visited-style-name="Index_20_Link">Création mathématique<text:tab/>13</text:a></text:p>
          <text:p text:style-name="P140"><text:a xlink:type="simple" xlink:href="#__RefHeading___Toc1614_157534094" text:style-name="Index_20_Link" text:visited-style-name="Index_20_Link">Caractéristiques<text:tab/>13</text:a></text:p>
          <text:p text:style-name="P140"><text:a xlink:type="simple" xlink:href="#__RefHeading___Toc1616_157534094" text:style-name="Index_20_Link" text:visited-style-name="Index_20_Link">Compétences<text:tab/>13</text:a></text:p>
          <text:p text:style-name="P142"><text:a xlink:type="simple" xlink:href="#__RefHeading___Toc2320_2582324672" text:style-name="Index_20_Link" text:visited-style-name="Index_20_Link">L’art du combat<text:tab/>13</text:a></text:p>
          <text:p text:style-name="P141"><text:a xlink:type="simple" xlink:href="#__RefHeading___Toc2322_2582324672" text:style-name="Index_20_Link" text:visited-style-name="Index_20_Link">Art martiaux<text:tab/>13</text:a></text:p>
          <text:p text:style-name="P141"><text:a xlink:type="simple" xlink:href="#__RefHeading___Toc2324_2582324672" text:style-name="Index_20_Link" text:visited-style-name="Index_20_Link">Armes<text:tab/>13</text:a></text:p>
          <text:p text:style-name="P140"><text:a xlink:type="simple" xlink:href="#__RefHeading___Toc2326_2582324672" text:style-name="Index_20_Link" text:visited-style-name="Index_20_Link">Attributs<text:tab/>13</text:a></text:p>
          <text:p text:style-name="P142"><text:a xlink:type="simple" xlink:href="#__RefHeading___Toc1777_2723933837" text:style-name="Index_20_Link" text:visited-style-name="Index_20_Link">Les biens matériels<text:tab/>14</text:a></text:p>
          <text:p text:style-name="P141"><text:a xlink:type="simple" xlink:href="#__RefHeading___Toc1779_2723933837" text:style-name="Index_20_Link" text:visited-style-name="Index_20_Link">L’argent<text:tab/>14</text:a></text:p>
          <text:p text:style-name="P141"><text:a xlink:type="simple" xlink:href="#__RefHeading___Toc1781_2723933837" text:style-name="Index_20_Link" text:visited-style-name="Index_20_Link">L’artisanat<text:tab/>14</text:a></text:p>
          <text:p text:style-name="P141"><text:a xlink:type="simple" xlink:href="#__RefHeading___Toc1783_2723933837" text:style-name="Index_20_Link" text:visited-style-name="Index_20_Link">Armes<text:tab/>14</text:a></text:p>
          <text:p text:style-name="P140"><text:a xlink:type="simple" xlink:href="#__RefHeading___Toc1785_2723933837" text:style-name="Index_20_Link" text:visited-style-name="Index_20_Link">Corps à corps<text:tab/>14</text:a></text:p>
          <text:p text:style-name="P140"><text:a xlink:type="simple" xlink:href="#__RefHeading___Toc1787_2723933837" text:style-name="Index_20_Link" text:visited-style-name="Index_20_Link">Distance<text:tab/>14</text:a></text:p>
          <text:p text:style-name="P141"><text:a xlink:type="simple" xlink:href="#__RefHeading___Toc1789_2723933837" text:style-name="Index_20_Link" text:visited-style-name="Index_20_Link">Objets utilitaires<text:tab/>14</text:a></text:p>
          <text:p text:style-name="P141"><text:a xlink:type="simple" xlink:href="#__RefHeading___Toc1791_2723933837" text:style-name="Index_20_Link" text:visited-style-name="Index_20_Link">Vêtements et armure<text:tab/>14</text:a></text:p>
          <text:p text:style-name="P141"><text:a xlink:type="simple" xlink:href="#__RefHeading___Toc1793_2723933837" text:style-name="Index_20_Link" text:visited-style-name="Index_20_Link">Véhicule<text:tab/>14</text:a></text:p>
          <text:p text:style-name="P142"><text:a xlink:type="simple" xlink:href="#__RefHeading___Toc2328_2582324672" text:style-name="Index_20_Link" text:visited-style-name="Index_20_Link">Colonies Caches et Habitats<text:tab/>14</text:a></text:p>
          <text:p text:style-name="P141"><text:a xlink:type="simple" xlink:href="#__RefHeading___Toc2330_2582324672" text:style-name="Index_20_Link" text:visited-style-name="Index_20_Link">Ressources<text:tab/>14</text:a></text:p>
          <text:p text:style-name="P140"><text:a xlink:type="simple" xlink:href="#__RefHeading___Toc2332_2582324672" text:style-name="Index_20_Link" text:visited-style-name="Index_20_Link">Les vivres<text:tab/>14</text:a></text:p>
          <text:p text:style-name="P140"><text:a xlink:type="simple" xlink:href="#__RefHeading___Toc2334_2582324672" text:style-name="Index_20_Link" text:visited-style-name="Index_20_Link">Les ressources<text:tab/>15</text:a></text:p>
          <text:p text:style-name="P140"><text:a xlink:type="simple" xlink:href="#__RefHeading___Toc2336_2582324672" text:style-name="Index_20_Link" text:visited-style-name="Index_20_Link">Installations et outils<text:tab/>15</text:a></text:p>
          <text:p text:style-name="P140"><text:a xlink:type="simple" xlink:href="#__RefHeading___Toc2338_2582324672" text:style-name="Index_20_Link" text:visited-style-name="Index_20_Link">Occupants<text:tab/>15</text:a></text:p>
          <text:p text:style-name="P142"><text:a xlink:type="simple" xlink:href="#__RefHeading___Toc1563_2723933837" text:style-name="Index_20_Link" text:visited-style-name="Index_20_Link">Le monde<text:tab/>16</text:a></text:p>
          <text:p text:style-name="P141"><text:a xlink:type="simple" xlink:href="#__RefHeading___Toc2340_2582324672" text:style-name="Index_20_Link" text:visited-style-name="Index_20_Link">Le voile<text:tab/>16</text:a></text:p>
          <text:p text:style-name="P140"><text:a xlink:type="simple" xlink:href="#__RefHeading___Toc2342_2582324672" text:style-name="Index_20_Link" text:visited-style-name="Index_20_Link">La pénombre<text:tab/>16</text:a></text:p>
          <text:p text:style-name="P140"><text:a xlink:type="simple" xlink:href="#__RefHeading___Toc2344_2582324672" text:style-name="Index_20_Link" text:visited-style-name="Index_20_Link">Le chaos<text:tab/>16</text:a></text:p>
          <text:p text:style-name="P140"><text:a xlink:type="simple" xlink:href="#__RefHeading___Toc1565_2723933837" text:style-name="Index_20_Link" text:visited-style-name="Index_20_Link">Le grand froid<text:tab/>17</text:a></text:p>
          <text:p text:style-name="P141"><text:a xlink:type="simple" xlink:href="#__RefHeading___Toc1567_2723933837" text:style-name="Index_20_Link" text:visited-style-name="Index_20_Link">La situation actuel<text:tab/>17</text:a></text:p>
          <text:p text:style-name="P142"><text:a xlink:type="simple" xlink:href="#__RefHeading___Toc1569_2723933837" text:style-name="Index_20_Link" text:visited-style-name="Index_20_Link">Maître du jeu<text:tab/>17</text:a></text:p>
          <text:p text:style-name="P141"><text:a xlink:type="simple" xlink:href="#__RefHeading___Toc1571_2723933837" text:style-name="Index_20_Link" text:visited-style-name="Index_20_Link">Les sous-fifres et les antagonistes<text:tab/>17</text:a></text:p>
          <text:p text:style-name="P141"><text:a xlink:type="simple" xlink:href="#__RefHeading___Toc1929_2723933837" text:style-name="Index_20_Link" text:visited-style-name="Index_20_Link">Les drogues et poisons<text:tab/>17</text:a></text:p>
          <text:p text:style-name="P141"><text:a xlink:type="simple" xlink:href="#__RefHeading___Toc2346_2582324672" text:style-name="Index_20_Link" text:visited-style-name="Index_20_Link">Compagnons<text:tab/>17</text:a></text:p>
        </text:index-body>
      </text:table-of-content>
      <text:p text:style-name="Text_20_body"/>
      <text:p text:style-name="P44"/>
      <text:h text:style-name="P149" text:outline-level="1"><text:bookmark-start text:name="__RefHeading___Toc2059_2723933837"/>Introduction<text:bookmark-end text:name="__RefHeading___Toc2059_2723933837"/></text:h>
      <text:h text:style-name="Heading_20_2" text:outline-level="2"><text:bookmark-start text:name="__RefHeading___Toc2061_2723933837"/><text:span text:style-name="T48">L</text:span>’univers de frost<text:bookmark-end text:name="__RefHeading___Toc2061_2723933837"/></text:h>
      <text:p text:style-name="Quotations">Un <text:span text:style-name="T48">volute</text:span> d’air glacé s’échapp<text:span text:style-name="T50">a</text:span> des <text:span text:style-name="T48">lèvres</text:span> de Jean, ses mains gercé<text:span text:style-name="T49">es</text:span> souffrant le martyr serrées autour de son bâton de marche, <text:span text:style-name="T50">ses yeux regardant au loin.</text:span></text:p>
      <text:p text:style-name="Quotations"><text:span text:style-name="T49">R</text:span>appel d’un passé bien trop proche la vue <text:span text:style-name="T49">était</text:span> <text:span text:style-name="T80">ironiquement </text:span>d’une grande beauté. C’est que d<text:span text:style-name="T80">u</text:span> haut de se glacier Paris brillais de mille feu, <text:span text:style-name="T49">les rayons de soleil courant sur la glace qui envahissait ses rues,</text:span> ses multiple<text:span text:style-name="T49">s</text:span> tour<text:span text:style-name="T49">s</text:span> essayant de fuir vers le ciel le <text:span text:style-name="T49">triste </text:span>sort de leur <text:span text:style-name="T49">demeure</text:span>.</text:p>
      <text:p text:style-name="Quotations">Mais trêve de rêverie, il fallait avancer.</text:p>
      <text:p text:style-name="Text_20_body">Bienvenue sur terre, <text:span text:style-name="T48">fin 2019, une air glaciaire aussi rapide qu’inexplicable à recouvert le monde.</text:span></text:p>
      <text:p text:style-name="P66">Une grande partie des terres gelée, les installations modernes majoritairement <text:s/>détruites ou <text:span text:style-name="T51">bloqu</text:span>ées, le monde est <text:span text:style-name="T52">en</text:span> plein chaos.</text:p>
      <text:h text:style-name="P148" text:outline-level="1"><text:bookmark-start text:name="__RefHeading___Toc440_3411741726"/>Système de <text:span text:style-name="T33">jeu</text:span><text:bookmark-end text:name="__RefHeading___Toc440_3411741726"/></text:h>
      <text:h text:style-name="Heading_20_2" text:outline-level="2"><text:bookmark-start text:name="__RefHeading___Toc1363_2009171384"/>Temporalité<text:bookmark-end text:name="__RefHeading___Toc1363_2009171384"/></text:h>
      <text:p text:style-name="P54">Lors des périodes calme le temps vas être réaliste, chaque tour, si il y a besoin d’en établir, vont durée dans les environs de 10min.</text:p>
      <text:p text:style-name="P54">Cependant en cas de combat et/ou de moment de stress ou chaque seconde compte le temps est compté en round, chaque round ayant une mesure de temps flou, mais avoisinant généralement les 10 sec.</text:p>
      <text:h text:style-name="P157" text:outline-level="2"><text:bookmark-start text:name="__RefHeading___Toc574_3963960377"/>Actions <text:bookmark-end text:name="__RefHeading___Toc574_3963960377"/></text:h>
      <text:p text:style-name="P33">Une action vas correspondre à un lancé de un ou plusieurs d6, pour cela nous allons utiliser deux paramètres, les <text:a xlink:type="simple" xlink:href="#1.2.Caractéristiques|outline" text:style-name="Internet_20_link" text:visited-style-name="Visited_20_Internet_20_Link"><text:span text:style-name="T3">Caractéristiques</text:span></text:a><text:span text:style-name="T13">, </text:span>que nous abrégerons <text:span text:style-name="T3">[Cc]</text:span><text:span text:style-name="T13">, </text:span>et les <text:a xlink:type="simple" xlink:href="#1.3.Compétences|outline" text:style-name="Internet_20_link" text:visited-style-name="Visited_20_Internet_20_Link"><text:span text:style-name="T3">Compétences</text:span></text:a><text:span text:style-name="T13">, </text:span>que nous abrégerons<text:span text:style-name="T13"> </text:span><text:span text:style-name="T3">[Cp].</text:span></text:p>
      <text:p text:style-name="P6"><text:span text:style-name="T24">Pour réaliser une action</text:span> <text:span text:style-name="T24">il faut lancer</text:span> <text:span text:style-name="T1">[Cc]</text:span>dés, si au moins un dés obtiens un résultat <text:span text:style-name="T20">égale ou inférieur à</text:span> <text:span text:style-name="T1">[Cp]</text:span> alors le jet est réussis.<text:line-break/><text:span text:style-name="T24">Un 1 compte toujours comme une réussite. Tout de fois, comme nous allons le voir ensuite, réussir le jet ne garanti pas de réussir l’action.</text:span></text:p>
      <text:h text:style-name="Heading_20_3" text:outline-level="3"><text:bookmark-start text:name="__RefHeading___Toc850_3963960377"/>Basique<text:span text:style-name="T31">s</text:span> et avancé<text:span text:style-name="T31">es</text:span><text:bookmark-end text:name="__RefHeading___Toc850_3963960377"/></text:h>
      <text:p text:style-name="P5"><text:span text:style-name="T24">Les actions vont posséder un niveau de r</text:span>éussite , <text:span text:style-name="T24">qui vas être la p</text:span>lus grande occurrence de nombre<text:span text:style-name="T97">s</text:span> identique<text:span text:style-name="T97">s</text:span> dans le lancé : <text:span text:style-name="T1">[Ru]</text:span><text:line-break/><text:span text:style-name="T14">(ex : sur un jet de ‘1,1,6,5,4,9,6,4,2,1’ le plus gros groupe de nombre identique est « 1 » avec trois occurrence, il y a donc 3 [Ru])</text:span></text:p>
      <text:p text:style-name="P7">Si l’action est simple, par rapport à la compétence, il n’y aura qu’un seul <text:span text:style-name="T1">[Ru]</text:span> demandé (L’occurrence minimum d’un lancé étant de 1 cette contrainte n’est alors pas pris en compte lors de la demande de jet par le maître du jeu aux <text:s/>joueurs).</text:p>
      <text:p text:style-name="P7">Par contre si la tache est plus complexe, si elle demande un niveau de maîtrise dans le domaine, un certains nombre de <text:span text:style-name="T1">[Ru]</text:span> peut être demandé.</text:p>
      <text:p text:style-name="P8">Le niveau de <text:span text:style-name="T1">[Ru] </text:span>est maxé par la compétence du joueur :</text:p>
      <text:p text:style-name="P9"><text:line-break/><text:span text:style-name="T1">si [Ru] &gt; [Cp] : [Ru] = [Cp]</text:span></text:p>
      <text:p text:style-name="P96">Un niveau de reussite equivaux a une reussite normal, deux une bonne reussite, <text:span text:style-name="T98">trois</text:span> une reussite <text:span text:style-name="T98">exeptionnel, et plus une reussite critique</text:span>.</text:p>
      <text:p text:style-name="P97">Le joueur peut “sacrifi<text:span text:style-name="T76">é</text:span>” des [Ru] obtenus pour rajouter<text:span text:style-name="T76"> </text:span>des effets suplementaires a son action, libre au maitre du jeu de jaug<text:span text:style-name="T76">é </text:span>du prix en [Ru] en fonction de la demande du joueur.</text:p>
      <text:h text:style-name="Heading_20_3" text:outline-level="3"><text:bookmark-start text:name="__RefHeading___Toc733_3963960377"/><text:span text:style-name="T26">D</text:span><text:span text:style-name="T25">épendante</text:span><text:span text:style-name="T27">s</text:span> et interdépendante<text:span text:style-name="T31">s</text:span><text:bookmark-end text:name="__RefHeading___Toc733_3963960377"/></text:h>
      <text:p text:style-name="P32">Par moment il y a nécessité d’utiliser plusieurs compétences pour réaliser un dés.<text:line-break/>Il y a alors deux cas de figure, sois il y <text:span text:style-name="T42">à</text:span> une compétence principale et une ou des compétences secondaire<text:span text:style-name="T42">s</text:span>.<text:line-break/>Sois toute les compétences sont interdépendante entre elle.</text:p>
      <text:p text:style-name="P32">Si <text:span text:style-name="T18">toute les compétences sont interdépendante entre elle alors il faut prendre la plus faible des compétences pour le jet.<text:line-break/><text:line-break/></text:span><text:soft-page-break/><text:span text:style-name="T18">Par contre si il y a une compétence secondaire et une compétence principale le jet se fera sous la compétence principale avec un dés en moins si la compétence secondaire est inférieur à un niveau donné.</text:span></text:p>
      <text:h text:style-name="Heading_20_3" text:outline-level="3"><text:bookmark-start text:name="__RefHeading___Toc852_3963960377"/><text:span text:style-name="T23">P</text:span>rolongées<text:bookmark-end text:name="__RefHeading___Toc852_3963960377"/></text:h>
      <text:p text:style-name="P34">Il est parfois nécessaire de prendre du temps pour effectuer une tâche, dans ses cas là il faut effectuer une action dite prolongée.</text:p>
      <text:p text:style-name="P34">Une action prolongé vas prendre un paramètre de temps supplémentaire, sois fixe, sois dépendant d’une caractéristique.<text:line-break/>Il sera noté <text:span text:style-name="T1">[t]</text:span> ou <text:span text:style-name="T1">[t]*[Cc] </text:span>si dépendants.</text:p>
      <text:p text:style-name="P34">Une unité de temps vaut une demi-heure passé sur la tâche. Si l’action est complexe et demande un niveau de réussite il faudra que <text:s/>l’ensemble additionné des niveaux de réussites obtenue durant les jets sois supérieur ou égal à <text:span text:style-name="T1">[Ru]*[t]</text:span>.</text:p>
      <text:p text:style-name="P35">Si l’indice de temps vaut <text:span text:style-name="T1">[t]*[Cc]</text:span> c’est uniquement l’indice <text:span text:style-name="T1">[t] </text:span>qui est pris en compte pour le nombres de <text:span text:style-name="T1">[Ru] </text:span>nécessaire.</text:p>
      <text:p text:style-name="Text_20_body">Raté un jet<text:span text:style-name="T33"> durant une actio</text:span>n prolongé entraîne un jet de rattrape de <text:span text:style-name="T2">[C</text:span><text:span text:style-name="T4">p</text:span><text:span text:style-name="T2">]|[C</text:span><text:span text:style-name="T4">c</text:span><text:span text:style-name="T2">]→[Ru</text:span><text:span text:style-name="T1">+ nombre de jet raté jusqu’à là</text:span><text:span text:style-name="T2">]</text:span><text:span text:style-name="T10">, </text:span><text:span text:style-name="T9">en cas d’échec l’action prend fin.</text:span></text:p>
      <text:h text:style-name="Heading_20_3" text:outline-level="3"><text:bookmark-start text:name="__RefHeading___Toc576_3963960377"/>Dénomination<text:bookmark-end text:name="__RefHeading___Toc576_3963960377"/></text:h>
      <text:p text:style-name="P18">Ainsi un lancé de dés <text:span text:style-name="T17">basique </text:span>sera annoté dans la suite du livre :</text:p>
      <text:p text:style-name="P28">[C<text:span text:style-name="T18">p</text:span>]|[C<text:span text:style-name="T18">c</text:span>]</text:p>
      <text:p text:style-name="P14">sois :</text:p>
      <text:p text:style-name="P28">Math | <text:span text:style-name="T28">Ana</text:span></text:p>
      <text:p text:style-name="P23">(Mathématique sous <text:s/><text:span text:style-name="T28">analyse</text:span>)</text:p>
      <text:p text:style-name="P12"><text:span text:style-name="T17">U</text:span>n lancé de dés <text:span text:style-name="T17">avancé</text:span> :</text:p>
      <text:p text:style-name="P27">[C<text:span text:style-name="T18">p</text:span>]|[C<text:span text:style-name="T18">c</text:span>]→[Ru]</text:p>
      <text:p text:style-name="P13">sois :</text:p>
      <text:p text:style-name="P27">Math | <text:span text:style-name="T28">Ana</text:span>→ 3</text:p>
      <text:p text:style-name="P22">(Mathématique sous <text:span text:style-name="T28">analyse</text:span> avec 3 niveaux de réussite requis)</text:p>
      <text:p text:style-name="P19"><text:span text:style-name="T17">U</text:span>n lancé de dés <text:span text:style-name="T17">avancé secondé</text:span> :</text:p>
      <text:p text:style-name="P29">[C<text:span text:style-name="T18">p</text:span>]<text:span text:style-name="T18">(Cps[ru])</text:span>|[C<text:span text:style-name="T18">c</text:span>]→[Ru]</text:p>
      <text:p text:style-name="P15">sois :</text:p>
      <text:p text:style-name="P29">Math<text:span text:style-name="T18">(dessin 3)</text:span> | <text:span text:style-name="T28">Ana</text:span>→ 3</text:p>
      <text:p text:style-name="P24">(Mathématique sous <text:span text:style-name="T28">analyse </text:span>avec 3 niveaux de réussite<text:span text:style-name="T30">s </text:span>requis, <text:span text:style-name="T18">si le joueur possède un niveau de dessin inférieur à 3 il a un dés en moins</text:span>)</text:p>
      <text:p text:style-name="P20"><text:span text:style-name="T17">U</text:span>n lancé de dés <text:span text:style-name="T17">avancé avec plusieurs compétences</text:span> :</text:p>
      <text:p text:style-name="P30">[C<text:span text:style-name="T18">p</text:span>],<text:span text:style-name="T19">[Cp]</text:span>|[C<text:span text:style-name="T18">c</text:span>]→[Ru]</text:p>
      <text:p text:style-name="P16">sois :</text:p>
      <text:p text:style-name="P30">Math, <text:span text:style-name="T19">Architecture</text:span> | <text:span text:style-name="T28">Ana</text:span>→ 3</text:p>
      <text:p text:style-name="P25">(<text:span text:style-name="T19">compétence la plus faible entre </text:span>Mathématique <text:span text:style-name="T19">et Architecture, </text:span>sous <text:span text:style-name="T29">analyse </text:span>avec 3 niveaux de réussite<text:span text:style-name="T29">s</text:span> requis)</text:p>
      <text:p text:style-name="P21"><text:span text:style-name="T17">U</text:span>n lancé de dés <text:span text:style-name="T28">prolongé</text:span> <text:span text:style-name="T17">avancé</text:span> :</text:p>
      <text:p text:style-name="P31">[C<text:span text:style-name="T18">p</text:span>]|[C<text:span text:style-name="T18">c</text:span>]→[Ru] <text:span text:style-name="T28">| [t]*[Cc]</text:span></text:p>
      <text:p text:style-name="P17">sois :</text:p>
      <text:p text:style-name="P31">Math | <text:span text:style-name="T28">Ana</text:span>→ <text:span text:style-name="T28">2 | 3 demis journées * Ref</text:span></text:p>
      <text:p text:style-name="P26">(Mathématique sous <text:span text:style-name="T28">analyse durant 3 fois réflexion jet <text:s/>max </text:span>avec 3 <text:s/><text:span text:style-name="T28">fois <text:s/>3 fois <text:s/>réflexion </text:span>niveaux de réussite requis, <text:span text:style-name="T28">si <text:s/>Ref: 3, 9 jets max devant cumuler 6[Ru])</text:span></text:p>
      <text:h text:style-name="Heading_20_3" text:outline-level="3"><text:bookmark-start text:name="__RefHeading___Toc1480_157534094"/><text:soft-page-break/>Prendre son temps<text:bookmark-end text:name="__RefHeading___Toc1480_157534094"/></text:h>
      <text:p text:style-name="P43">Au moment d’effectuer une action un personnage peut décider de prendre son temps afin d’obtenir un meilleur résultat.</text:p>
      <text:p text:style-name="P43">Dans se cas là l’on lance deux fois le jet d’action et l’on prend en compte le meilleur des deux résultats.</text:p>
      <text:p text:style-name="P43">Tout de fois cette méthode exige deux prérequis :</text:p>
      <text:p text:style-name="P43">- Le temps nécessaire pour effectuer l’action est doublé.</text:p>
      <text:p text:style-name="P43">- Le personnage dois être détendu et au calme.</text:p>
      <text:h text:style-name="Heading_20_2" text:outline-level="2"><text:bookmark-start text:name="__RefHeading___Toc578_3963960377"/>Caractéristique<text:span text:style-name="T16">s</text:span><text:bookmark-end text:name="__RefHeading___Toc578_3963960377"/></text:h>
      <text:p text:style-name="P39">Ils existent 4 fondamentales qui vont déterminer les six caractéristiques d’un personnage.</text:p>
      <text:p text:style-name="P38">Ensuite viennent <text:span text:style-name="T34">les potentiels, qui découlent des caractéristiques.</text:span></text:p>
      <text:h text:style-name="Heading_20_3" text:outline-level="3"><text:bookmark-start text:name="__RefHeading___Toc735_3963960377"/><text:span text:style-name="T21">F</text:span>ondamentales<text:bookmark-end text:name="__RefHeading___Toc735_3963960377"/></text:h>
      <text:h text:style-name="Heading_20_4" text:outline-level="4"><text:bookmark-start text:name="__RefHeading___Toc737_3963960377"/>Stature<text:bookmark-end text:name="__RefHeading___Toc737_3963960377"/></text:h>
      <text:p text:style-name="P37">Force brute.</text:p>
      <text:h text:style-name="Heading_20_4" text:outline-level="4"><text:bookmark-start text:name="__RefHeading___Toc739_3963960377"/>Perspicacité<text:bookmark-end text:name="__RefHeading___Toc739_3963960377"/></text:h>
      <text:p text:style-name="P37">Logique et analyse du monde externe.</text:p>
      <text:h text:style-name="Heading_20_4" text:outline-level="4"><text:bookmark-start text:name="__RefHeading___Toc741_3963960377"/>Empathie<text:bookmark-end text:name="__RefHeading___Toc741_3963960377"/></text:h>
      <text:p text:style-name="P37">Rapport à la personne.</text:p>
      <text:h text:style-name="Heading_20_4" text:outline-level="4"><text:bookmark-start text:name="__RefHeading___Toc743_3963960377"/>Cohérence<text:bookmark-end text:name="__RefHeading___Toc743_3963960377"/></text:h>
      <text:p text:style-name="P37">Logique et analyse de sois.</text:p>
      <text:h text:style-name="Heading_20_3" text:outline-level="3"><text:bookmark-start text:name="__RefHeading___Toc745_3963960377"/><text:span text:style-name="T21">C</text:span>aractéristiques<text:bookmark-end text:name="__RefHeading___Toc745_3963960377"/></text:h>
      <text:h text:style-name="Heading_20_4" text:outline-level="4"><text:bookmark-start text:name="__RefHeading___Toc747_3963960377"/><office:annotation><dc:creator>Unknown Author</dc:creator><dc:date>2019-02-18T20:20:40.629000000</dc:date><text:p text:style-name="P165"><text:span text:style-name="T104">Force</text:span></text:p></office:annotation>Puissance<text:bookmark-end text:name="__RefHeading___Toc747_3963960377"/></text:h>
      <text:p text:style-name="P36">Addition de <text:span text:style-name="T1">Stature</text:span> et <text:span text:style-name="T1">Cohérence</text:span>.</text:p>
      <text:h text:style-name="Heading_20_4" text:outline-level="4"><text:bookmark-start text:name="__RefHeading___Toc749_3963960377"/><office:annotation><dc:creator>Unknown Author</dc:creator><dc:date>2019-02-18T20:20:56.564000000</dc:date><text:p text:style-name="P165"><text:span text:style-name="T104">Dextérité</text:span></text:p></office:annotation>Habilité<text:bookmark-end text:name="__RefHeading___Toc749_3963960377"/></text:h>
      <text:p text:style-name="P36">Addition de <text:span text:style-name="T1">Stature</text:span> et <text:span text:style-name="T1">Perspicacité</text:span>.</text:p>
      <text:h text:style-name="Heading_20_4" text:outline-level="4"><text:bookmark-start text:name="__RefHeading___Toc751_3963960377"/><office:annotation><dc:creator>Unknown Author</dc:creator><dc:date>2019-02-18T20:21:08.607000000</dc:date><text:p text:style-name="P165"><text:span text:style-name="T104">Solidité</text:span></text:p></office:annotation>Endurance<text:bookmark-end text:name="__RefHeading___Toc751_3963960377"/></text:h>
      <text:p text:style-name="P36">Addition de <text:span text:style-name="T1">Stature</text:span> et <text:span text:style-name="T1">Empathie</text:span>.</text:p>
      <text:h text:style-name="Heading_20_4" text:outline-level="4"><text:bookmark-start text:name="__RefHeading___Toc753_3963960377"/><office:annotation><dc:creator>Unknown Author</dc:creator><dc:date>2019-02-18T20:20:27.501000000</dc:date><text:p text:style-name="P165"><text:span text:style-name="T104">Intelligence</text:span></text:p></office:annotation>Analyse<text:bookmark-end text:name="__RefHeading___Toc753_3963960377"/></text:h>
      <text:p text:style-name="P36">Addition de <text:span text:style-name="T1">Perspicacité</text:span> et<text:span text:style-name="T1"> Cohérence</text:span>.</text:p>
      <text:h text:style-name="Heading_20_4" text:outline-level="4"><text:bookmark-start text:name="__RefHeading___Toc755_3963960377"/><office:annotation><dc:creator>Unknown Author</dc:creator><dc:date>2019-02-18T20:20:19.352000000</dc:date><text:p text:style-name="P165"><text:span text:style-name="T104">Sagesse</text:span></text:p></office:annotation>Réflexion<text:bookmark-end text:name="__RefHeading___Toc755_3963960377"/></text:h>
      <text:p text:style-name="P36">Addition d’<text:span text:style-name="T1">Empathie</text:span> et <text:span text:style-name="T1">Cohérence</text:span>.</text:p>
      <text:h text:style-name="Heading_20_4" text:outline-level="4"><text:bookmark-start text:name="__RefHeading___Toc757_3963960377"/><office:annotation><dc:creator>Unknown Author</dc:creator><dc:date>2019-02-18T20:20:00.474000000</dc:date><text:p text:style-name="P165"><text:span text:style-name="T104">Charisme</text:span></text:p></office:annotation>Charisme<text:bookmark-end text:name="__RefHeading___Toc757_3963960377"/></text:h>
      <text:p text:style-name="P36">Addition d’<text:span text:style-name="T1">Empathie</text:span> et <text:span text:style-name="T1">Perspicacité</text:span>.</text:p>
      <text:h text:style-name="Heading_20_3" text:outline-level="3"><text:bookmark-start text:name="__RefHeading___Toc1482_157534094"/>Potentiels<text:bookmark-end text:name="__RefHeading___Toc1482_157534094"/></text:h>
      <text:p text:style-name="P40">Les potentiels, contrairement aux autres caractéristiques, ne sont pas des repères indiquant les capacités d’un personnage, mais plus une réserve de point pouvant être dépensé.</text:p>
      <text:h text:style-name="Heading_20_4" text:outline-level="4"><text:bookmark-start text:name="__RefHeading___Toc1916_529589763"/>Santé<text:bookmark-end text:name="__RefHeading___Toc1916_529589763"/></text:h>
      <text:p text:style-name="P41">Représente la vie d’un personnage. <text:span text:style-name="T35">C</text:span>ontrairement aux <text:a xlink:type="simple" xlink:href="#1.4.1.Blessures|outline" text:style-name="Internet_20_link" text:visited-style-name="Visited_20_Internet_20_Link">blessures</text:a> qui ne représente que <text:span text:style-name="T35">égratignure</text:span> ou fatigue <text:span text:style-name="T35">la santé elle vas déterminer l’état de vie d’un personnage.</text:span></text:p>
      <text:p text:style-name="P42">A noter que la vie d’un personnage peux baisser sans que cela ne cause de conséquence autre sur ses lancé de jet.</text:p>
      <text:h text:style-name="Heading_20_4" text:outline-level="4"><text:bookmark-start text:name="__RefHeading___Toc1918_529589763"/><text:soft-page-break/>Souffle<text:bookmark-end text:name="__RefHeading___Toc1918_529589763"/></text:h>
      <text:p text:style-name="P42">Le souffle représente le cota d’effort physique qu’un personnage vas pouvoir effectuer, ainsi pour toute action physique il <text:s/>pourra dépenser un point de souffle pour gagner un dés temporaire à son jet.</text:p>
      <text:h text:style-name="Heading_20_4" text:outline-level="4"><text:bookmark-start text:name="__RefHeading___Toc1920_529589763"/>Concentration<text:bookmark-end text:name="__RefHeading___Toc1920_529589763"/></text:h>
      <text:p text:style-name="P42">La concentration représente le cota d’effort mental qu’un personnage vas pouvoir effectuer, ainsi pour toute action mental il <text:s/>pourra dépenser un point de concentration pour gagner un dés temporaire à son jet.</text:p>
      <text:h text:style-name="Heading_20_4" text:outline-level="4">Presence</text:h>
      <text:p text:style-name="P106">Allure du personnage.</text:p>
      <text:h text:style-name="Heading_20_2" text:outline-level="2"><text:bookmark-start text:name="__RefHeading___Toc580_3963960377"/>Compétences<text:bookmark-end text:name="__RefHeading___Toc580_3963960377"/></text:h>
      <text:p text:style-name="P11">Les compétences vont de 0 à 6, au delà le joueur obtient des niveaux de maîtrise, qui seront expliqué pus tard .</text:p>
      <text:h text:style-name="Heading_20_3" text:outline-level="3"><text:bookmark-start text:name="__RefHeading___Toc1104_2009171384"/>Compétences intermédiaires<text:bookmark-end text:name="__RefHeading___Toc1104_2009171384"/></text:h>
      <text:p text:style-name="P45">Parfois une compétence ce trouve être très généraliste, du coup, à partir d’un certains niveau, elle ce divise en plusieurs autres compétences, commençant chacune ‘d’entre elle au niveau max de leur compétence mère.</text:p>
      <text:h text:style-name="Heading_20_3" text:outline-level="3"><text:bookmark-start text:name="__RefHeading___Toc582_3963960377"/>Maîtrises<text:bookmark-end text:name="__RefHeading___Toc582_3963960377"/></text:h>
      <text:p text:style-name="P10">Quand les joueurs possèdent une compétences à 6 ils <text:span text:style-name="T32">ne peuvent plus augmenter son niveau et vont gagné</text:span> des maîtrise en lien avec la compétence</text:p>
      <text:p text:style-name="P64"><text:span text:style-name="T32">Une maîtrise possède des niveaux , chaque niveau que possède une maîtrise vas aj</text:span><text:span text:style-name="T32"><office:annotation><dc:creator>Unknown Author</dc:creator><dc:date>2019-02-18T13:24:19.111000000</dc:date><text:p text:style-name="P165"><text:span text:style-name="T104">Rajout d’[Ru] directement ?</text:span></text:p></office:annotation></text:span><text:span text:style-name="T32">outer un dés de maîtrise lors des lancés, se dés ne seront pas comptabilisé pour déterminer la réussite du jet mais ils sont pris en compte pour déterminer le nombre de [Ru].</text:span></text:p>
      <text:h text:style-name="Heading_20_3" text:outline-level="3"><text:bookmark-start text:name="__RefHeading___Toc1927_2723933837"/>Détails<text:bookmark-end text:name="__RefHeading___Toc1927_2723933837"/></text:h>
      <text:p text:style-name="P73">Martiales<text:line-break/>→ <text:span text:style-name="T54">Arme</text:span>s <text:span text:style-name="T54">de corps à corps<text:line-break/></text:span>→ <text:span text:style-name="T54">Arme</text:span>s <text:span text:style-name="T54">de </text:span>lancées<text:span text:style-name="T54"><text:line-break/></text:span>→ <text:span text:style-name="T54">Arme</text:span>s <text:span text:style-name="T54">de </text:span>visées<text:line-break/>→<text:span text:style-name="T59"> Armes de siège<text:line-break/>→ Combat aérien<text:line-break/>→ Combat blindé</text:span><text:line-break/>Manœuvre<text:line-break/>→ <text:span text:style-name="T59">Conduite terrestre motorisé<text:line-break/>→ Équitation<text:line-break/>→ Aviation<text:line-break/>→ Conduite de Drone </text:span><text:line-break/>Artisanat<text:line-break/>→<text:line-break/>Sociales<text:line-break/>→<text:line-break/>Connaissances<text:line-break/>→ </text:p>
      <text:p text:style-name="Text_20_body"/>
      <text:h text:style-name="Heading_20_4" text:outline-level="4"><text:bookmark-start text:name="__RefHeading___Toc1922_529589763"/>Compétences martiales<text:bookmark-end text:name="__RefHeading___Toc1922_529589763"/></text:h>
      <text:h text:style-name="P161" text:outline-level="5"><text:bookmark-start text:name="__RefHeading___Toc1924_529589763"/>Arme<text:span text:style-name="T58">s </text:span>de corps à corps<text:bookmark-end text:name="__RefHeading___Toc1924_529589763"/></text:h>
      <text:p text:style-name="P68"><text:span text:style-name="T56">L’</text:span>ensemble des <text:span text:style-name="T56">maniements d’</text:span>armes et technique de corps à corps, que ce sois une lance, un tonfa, ou une prise de karaté.<text:line-break/><text:span text:style-name="T56">Des </text:span><text:a xlink:type="simple" xlink:href="#4.1.Art martiaux|outline" text:style-name="Internet_20_link" text:visited-style-name="Visited_20_Internet_20_Link"><text:span text:style-name="T56">arts martiaux</text:span></text:a><text:span text:style-name="T56"> de corps à corps peuvent être prient en Maîtrise.</text:span></text:p>
      <text:p text:style-name="P70">Exemple de maîtrise : <text:span text:style-name="T54">dague, lutte, bagarre</text:span></text:p>
      <text:h text:style-name="P161" text:outline-level="5"><text:bookmark-start text:name="__RefHeading___Toc1926_529589763"/><text:soft-page-break/>Arme<text:span text:style-name="T58">s</text:span> de lancé<text:bookmark-end text:name="__RefHeading___Toc1926_529589763"/></text:h>
      <text:p text:style-name="P69"><text:span text:style-name="T56">L’</text:span>ensemble des <text:span text:style-name="T56">maniements d’</text:span>armes et technique de <text:span text:style-name="T56">lancé</text:span> que ce sois un <text:span text:style-name="T56">javelot</text:span>, <text:span text:style-name="T56">une grenade ou des bolas</text:span><text:line-break/><text:span text:style-name="T56">Des </text:span><text:a xlink:type="simple" xlink:href="#4.1.Art martiaux|outline" text:style-name="Internet_20_link" text:visited-style-name="Visited_20_Internet_20_Link"><text:span text:style-name="T56">arts martiaux</text:span></text:a><text:span text:style-name="T56"> de lancé peuvent être prient en Maîtrise.</text:span></text:p>
      <text:p text:style-name="P71">Exemple de maîtrise : <text:span text:style-name="T56">javelot, grenade</text:span></text:p>
      <text:h text:style-name="P161" text:outline-level="5"><text:bookmark-start text:name="__RefHeading___Toc1928_529589763"/>Arme<text:span text:style-name="T58">s</text:span> de visée<text:bookmark-end text:name="__RefHeading___Toc1928_529589763"/></text:h>
      <text:p text:style-name="P69"><text:span text:style-name="T56">L’</text:span>ensemble des <text:span text:style-name="T56">maniements d’</text:span>armes et technique de <text:span text:style-name="T56">visée</text:span> que ce sois un<text:span text:style-name="T56">e arbalète ou bien une arme à feu.</text:span><text:line-break/><text:span text:style-name="T56">Des </text:span><text:a xlink:type="simple" xlink:href="#4.1.Art martiaux|outline" text:style-name="Internet_20_link" text:visited-style-name="Visited_20_Internet_20_Link"><text:span text:style-name="T56">arts martiaux</text:span></text:a><text:span text:style-name="T56"> de visée peuvent être prient en Maîtrise.</text:span></text:p>
      <text:p text:style-name="P71">Exemple de maîtrise : <text:span text:style-name="T56">pistolet, fusil</text:span></text:p>
      <text:h text:style-name="P158" text:outline-level="2"><text:bookmark-start text:name="__RefHeading___Toc1528_157534094"/>États<text:bookmark-end text:name="__RefHeading___Toc1528_157534094"/></text:h>
      <text:h text:style-name="Heading_20_3" text:outline-level="3"><text:bookmark-start text:name="__RefHeading___Toc1530_157534094"/>Blessure<text:span text:style-name="T37">s</text:span><text:bookmark-end text:name="__RefHeading___Toc1530_157534094"/></text:h>
      <text:p text:style-name="P47">Les blessures vont représent<text:span text:style-name="T57">er</text:span> les dégâts non mortel subit par un personnage, elles vont regroupé tout aussi bien les blessures physique que les maladies ou faiblesse.</text:p>
      <text:p text:style-name="P47">Chaque blessure est d’un type précis en fonction de sa provenance.</text:p>
      <text:p text:style-name="P47">Plus un joueur est blessé plus son niveau de compétence est maxé.</text:p>
      <text:p text:style-name="P53">Si un personnage dépasse le maximum de blessures possible il tombe inconscient et perds un point de santé par round.</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table-cell table:style-name="Tableau1.A1" office:value-type="string">
            <text:p text:style-name="P110">Bls.</text:p>
          </table:table-cell>
          <table:table-cell table:style-name="Tableau1.A1" office:value-type="string">
            <text:p text:style-name="P112">1-<text:span text:style-name="T43">2</text:span></text:p>
          </table:table-cell>
          <table:table-cell table:style-name="Tableau1.A1" office:value-type="string">
            <text:p text:style-name="P114">3-5</text:p>
          </table:table-cell>
          <table:table-cell table:style-name="Tableau1.A1" office:value-type="string">
            <text:p text:style-name="P114">6-8</text:p>
          </table:table-cell>
          <table:table-cell table:style-name="Tableau1.A1" office:value-type="string">
            <text:p text:style-name="P114">9-12</text:p>
          </table:table-cell>
          <table:table-cell table:style-name="Tableau1.A1" office:value-type="string">
            <text:p text:style-name="P114">13-16</text:p>
          </table:table-cell>
          <table:table-cell table:style-name="Tableau1.A1" office:value-type="string">
            <text:p text:style-name="P115">17-20</text:p>
          </table:table-cell>
          <table:table-cell table:style-name="Tableau1.H1" office:value-type="string">
            <text:p text:style-name="P114">21-25</text:p>
          </table:table-cell>
        </table:table-row>
        <table:table-row>
          <table:table-cell table:style-name="Tableau1.A2" office:value-type="string">
            <text:p text:style-name="P108"><text:span text:style-name="T102">Max</text:span><text:span text:style-name="T1">[C</text:span><text:span text:style-name="T8">p</text:span><text:span text:style-name="T1">]</text:span></text:p>
          </table:table-cell>
          <table:table-cell table:style-name="Tableau1.A2" office:value-type="string">
            <text:p text:style-name="P112">6</text:p>
          </table:table-cell>
          <table:table-cell table:style-name="Tableau1.A2" office:value-type="string">
            <text:p text:style-name="P112">5</text:p>
          </table:table-cell>
          <table:table-cell table:style-name="Tableau1.A2" office:value-type="string">
            <text:p text:style-name="P112">4</text:p>
          </table:table-cell>
          <table:table-cell table:style-name="Tableau1.A2" office:value-type="string">
            <text:p text:style-name="P112">3</text:p>
          </table:table-cell>
          <table:table-cell table:style-name="Tableau1.A2" office:value-type="string">
            <text:p text:style-name="P112">2</text:p>
          </table:table-cell>
          <table:table-cell table:style-name="Tableau1.A2" office:value-type="string">
            <text:p text:style-name="P112">1</text:p>
          </table:table-cell>
          <table:table-cell table:style-name="Tableau1.H2" office:value-type="string">
            <text:p text:style-name="P112">0</text:p>
          </table:table-cell>
        </table:table-row>
      </table:table>
      <text:p text:style-name="P47"/>
      <text:h text:style-name="Heading_20_3" text:outline-level="3"><text:bookmark-start text:name="__RefHeading___Toc1106_2009171384"/>Soins physique <text:span text:style-name="T53">et mort</text:span><text:bookmark-end text:name="__RefHeading___Toc1106_2009171384"/></text:h>
      <text:h text:style-name="Heading_20_3" text:outline-level="3"><text:bookmark-start text:name="__RefHeading___Toc1532_157534094"/>Mélancolie<text:bookmark-end text:name="__RefHeading___Toc1532_157534094"/></text:h>
      <text:p text:style-name="P49">La mélancolie représente l’état mental du personnage, plus il vas être mélancolique plus il sera démoralisé et/ou dépité.</text:p>
      <text:p text:style-name="P49">Cela peut être causé par une déception, une perte, ou tout autre événement négatif au yeux du personnage.</text:p>
      <text:p text:style-name="P51">Tout comme les blessures le niveau de Mélancolie max le niveau de compétence du personnage. </text:p>
      <text:p text:style-name="P53">Si un personnage dépasse le maximum de point de mélancolie possible, il devient aveuglé par sa tristesse et devient incontrôlable par le joueur le cas échéant.</text:p>
      <table:table table:name="Tableau2" table:style-name="Tableau2">
        <table:table-column table:style-name="Tableau2.A"/>
        <table:table-column table:style-name="Tableau2.B"/>
        <table:table-column table:style-name="Tableau2.C" table:number-columns-repeated="6"/>
        <table:table-row>
          <table:table-cell table:style-name="Tableau2.A1" office:value-type="string">
            <text:p text:style-name="P111">Mélancolie</text:p>
          </table:table-cell>
          <table:table-cell table:style-name="Tableau2.A1" office:value-type="string">
            <text:p text:style-name="P113"><office:annotation><dc:creator>Auteur inconnu</dc:creator><dc:date>2019-02-20T23:26:14.703393140</dc:date><text:p text:style-name="P165"><text:span text:style-name="T104">Régler problème placement</text:span></text:p></office:annotation>1</text:p>
          </table:table-cell>
          <table:table-cell table:style-name="Tableau2.A1" office:value-type="string">
            <text:p text:style-name="P113">2-<text:span text:style-name="T43">5</text:span></text:p>
          </table:table-cell>
          <table:table-cell table:style-name="Tableau2.A1" office:value-type="string">
            <text:p text:style-name="P114">6-9</text:p>
          </table:table-cell>
          <table:table-cell table:style-name="Tableau2.A1" office:value-type="string">
            <text:p text:style-name="P114">10-12</text:p>
          </table:table-cell>
          <table:table-cell table:style-name="Tableau2.A1" office:value-type="string">
            <text:p text:style-name="P114">13-15</text:p>
          </table:table-cell>
          <table:table-cell table:style-name="Tableau2.A1" office:value-type="string">
            <text:p text:style-name="P114">16-17</text:p>
          </table:table-cell>
          <table:table-cell table:style-name="Tableau2.H1" office:value-type="string">
            <text:p text:style-name="P114">18-19</text:p>
          </table:table-cell>
        </table:table-row>
        <table:table-row>
          <table:table-cell table:style-name="Tableau2.A2" office:value-type="string">
            <text:p text:style-name="P109"><text:span text:style-name="T102">Max</text:span><text:span text:style-name="T1">[C</text:span><text:span text:style-name="T8">p</text:span><text:span text:style-name="T1">]</text:span></text:p>
          </table:table-cell>
          <table:table-cell table:style-name="Tableau2.A2" office:value-type="string">
            <text:p text:style-name="P113">6</text:p>
          </table:table-cell>
          <table:table-cell table:style-name="Tableau2.A2" office:value-type="string">
            <text:p text:style-name="P113">5</text:p>
          </table:table-cell>
          <table:table-cell table:style-name="Tableau2.A2" office:value-type="string">
            <text:p text:style-name="P113">4</text:p>
          </table:table-cell>
          <table:table-cell table:style-name="Tableau2.A2" office:value-type="string">
            <text:p text:style-name="P113">3</text:p>
          </table:table-cell>
          <table:table-cell table:style-name="Tableau2.A2" office:value-type="string">
            <text:p text:style-name="P113">2</text:p>
          </table:table-cell>
          <table:table-cell table:style-name="Tableau2.A2" office:value-type="string">
            <text:p text:style-name="P113">1</text:p>
          </table:table-cell>
          <table:table-cell table:style-name="Tableau2.H2" office:value-type="string">
            <text:p text:style-name="P113">0</text:p>
          </table:table-cell>
        </table:table-row>
      </table:table>
      <text:p text:style-name="P48"/>
      <text:h text:style-name="Heading_20_3" text:outline-level="3"><text:bookmark-start text:name="__RefHeading___Toc1108_2009171384"/>Soins mental<text:bookmark-end text:name="__RefHeading___Toc1108_2009171384"/></text:h>
      <text:h text:style-name="P159" text:outline-level="2"><text:bookmark-start text:name="__RefHeading___Toc1110_2009171384"/>Liens, Passions et Troubles<text:bookmark-end text:name="__RefHeading___Toc1110_2009171384"/></text:h>
      <text:h text:style-name="P151" text:outline-level="3"><text:bookmark-start text:name="__RefHeading___Toc1112_2009171384"/>Liens<text:bookmark-end text:name="__RefHeading___Toc1112_2009171384"/></text:h>
      <text:p text:style-name="P50">Chaque liens représente un rapprochement créé avec un autre personnage, ce lien peut être positif comme il peut être négatif, dans les deux cas cela donne des bonus comme des malus aux jets selon les situations.</text:p>
      <text:h text:style-name="P151" text:outline-level="3"><text:bookmark-start text:name="__RefHeading___Toc1114_2009171384"/>Passions<text:bookmark-end text:name="__RefHeading___Toc1114_2009171384"/></text:h>
      <text:p text:style-name="P50">Les passions représentent ce que en quoi un personnage crois, que ce sois un mantra de vie ou un hobby représentant beaucoup à ses yeux.</text:p>
      <text:p text:style-name="P50"><text:soft-page-break/>Une passion peut être utilisé pour apporter des bonus à un jet, avec certain risque en cas d’échec, et peut par moment forcer le personnage à un questionnement personnel si il vas à l’encontre de ses passions.</text:p>
      <text:h text:style-name="P151" text:outline-level="3"><text:bookmark-start text:name="__RefHeading___Toc1116_2009171384"/>Trouble<text:bookmark-end text:name="__RefHeading___Toc1116_2009171384"/></text:h>
      <text:p text:style-name="P52">Lorsque un personnage subit un traumatisme ou qu’il est fortement mélancolique il peut ce retrouver victime d’un trouble, cela peut être un<text:span text:style-name="T41">e</text:span> p<text:span text:style-name="T41">hobie</text:span>, une manie, une dépendance, ou autre.</text:p>
      <text:p text:style-name="P52">Le fonctionnement des troubles est proche de celui des passions, à la nuance près qu’ils sont joué par le maître du jeux à l’encontre du personnage.</text:p>
      <text:h text:style-name="P153" text:outline-level="4"><text:bookmark-start text:name="__RefHeading___Toc1930_529589763"/>Phobies<text:bookmark-end text:name="__RefHeading___Toc1930_529589763"/></text:h>
      <text:h text:style-name="P153" text:outline-level="4"><text:bookmark-start text:name="__RefHeading___Toc1932_529589763"/>Dépendances<text:bookmark-end text:name="__RefHeading___Toc1932_529589763"/></text:h>
      <text:h text:style-name="P160" text:outline-level="2"><text:bookmark-start text:name="__RefHeading___Toc1204_3963960377"/>Altercations<text:bookmark-end text:name="__RefHeading___Toc1204_3963960377"/></text:h>
      <text:h text:style-name="Heading_20_3" text:outline-level="3"><text:bookmark-start text:name="__RefHeading___Toc1206_3963960377"/>Combats<text:bookmark-end text:name="__RefHeading___Toc1206_3963960377"/></text:h>
      <text:h text:style-name="Heading_20_4" text:outline-level="4">Ligne temporelle</text:h>
      <text:p text:style-name="P91">Les actions <text:span text:style-name="T77">de</text:span> combat <text:span text:style-name="T77">vont</text:span> <text:span text:style-name="T77">ce</text:span> <text:span text:style-name="T74">dérouler</text:span> sur une ligne temporelle <text:span text:style-name="T74">divisée</text:span> en <text:span text:style-name="T99">rounds eux meme divise en instants</text:span>.</text:p>
      <text:p text:style-name="P92">Chaque Action prend <text:span text:style-name="T99">X </text:span><text:s/>instants a s’executer.<text:line-break/>Un round vaut 5 instants.</text:p>
      <text:h text:style-name="Heading_20_5" text:outline-level="5">Couvert</text:h>
      <text:p text:style-name="P95">Un personnage vas avoir une valeur de couvert determin<text:span text:style-name="T76">é</text:span> par plusieurs facteur, cette valeur vas definir sa facilite ou non a ce faire toucher par des projectiles.</text:p>
      <text:p text:style-name="P98">Le niveau de couvert est not<text:span text:style-name="T76">é </text:span><text:span text:style-name="T1">[Nc]</text:span>.</text:p>
      <text:h text:style-name="Heading_20_6" text:outline-level="6">Environnement</text:h>
      <text:p text:style-name="P94">L’environnement vas faire varier les conditions de combats, une position strategique vas etre plus simple a tenir qu’une plaine au milieux d’un blizzard.<text:line-break/>Ainsi l’environnement offre deux valeurs de couvert, une passif, obtenue automatiquement par le personnage, et une complete, remplacent l’automatique et qui represente la valeur quand le joueur est en couvert totale, pour, par exemple, recharger son arme. <text:span text:style-name="T101">Ne pas beneficié de la deuxieme revient a etre a decouvert.</text:span></text:p>
      <text:h text:style-name="Heading_20_6" text:outline-level="6">Camouflage</text:h>
      <text:p text:style-name="P93">porter une tenue de camouflage ou etre fondue dans le decors peut donner un bonus de couvert, on rajoute alors ce bonus au couvert donne par l’environnement</text:p>
      <text:h text:style-name="Heading_20_6" text:outline-level="6">Bouclier</text:h>
      <text:p text:style-name="P93">Il y a possibilite de porter des bouclier ou <text:s/>pavois pour contrer les projectiles, ces ustensiles peuvent offre un couvert bonus en echange generalement d’un malus a l’attaque, il peuvent parfois donner une un bonus de couvert pour un ou plusieur allie, qui n’ont alors pas le malus de port du bouclier.</text:p>
      <text:h text:style-name="P154" text:outline-level="6"/>
      <text:h text:style-name="Heading_20_4" text:outline-level="4"><text:bookmark-start text:name="__RefHeading___Toc1934_529589763"/>Attaque<text:bookmark-end text:name="__RefHeading___Toc1934_529589763"/></text:h>
      <text:h text:style-name="Heading_20_5" text:outline-level="5"><text:bookmark-start text:name="__RefHeading___Toc1936_529589763"/>Distance<text:bookmark-end text:name="__RefHeading___Toc1936_529589763"/></text:h>
      <text:p text:style-name="P61">En Habilité ou Analyse. <text:span text:style-name="T100">L</text:span><text:span text:style-name="T87">es actions sont comptees en instants</text:span><text:span text:style-name="T79">.</text:span></text:p>
      <text:h text:style-name="Heading_20_6" text:outline-level="6"><text:span text:style-name="T79">V</text:span><text:span text:style-name="T78">iser</text:span></text:h>
      <text:p text:style-name="P101"><text:span text:style-name="T78">Cette action permet aux tireur</text:span><text:span text:style-name="T89">s</text:span><text:span text:style-name="T78"> de savoir ou il</text:span><text:span text:style-name="T89">s</text:span><text:span text:style-name="T78"> vont tirer et prepare</text:span><text:span text:style-name="T89">r</text:span><text:span text:style-name="T78"> un ou de </text:span><text:span text:style-name="T89">leurs</text:span><text:span text:style-name="T78"> tirs, </text:span><text:span text:style-name="T93">cette une </text:span><text:span text:style-name="T82">é</text:span><text:span text:style-name="T83">tape obligatoire</text:span><text:span text:style-name="T93"> du tir</text:span><text:span text:style-name="T78">. </text:span><text:span text:style-name="T92">Tant qu’aucune autre action n’est faite entre les tirs et que la </text:span><text:soft-page-break/><text:span text:style-name="T92">cible est visible le tireur n’a pas besoin a nouveau de viser pour tirer. <text:line-break/></text:span><text:span text:style-name="T78">Il existe plusieurs type de vis</text:span><text:span text:style-name="T88">é:</text:span></text:p>
      <text:h text:style-name="Heading_20_7" text:outline-level="7"><text:span text:style-name="T78">Au jug</text:span><text:span text:style-name="T88">é</text:span></text:h>
      <text:p text:style-name="P100"><text:span text:style-name="T89">P</text:span><text:span text:style-name="T78">ermet de tirer sans utiliser de temps a viser, le joueur lance directement son jet de tir, mais il faudra qu’il d</text:span><text:span text:style-name="T88">é</text:span><text:span text:style-name="T78">pense 1 [Ru]</text:span><text:span text:style-name="T89"> </text:span><text:span text:style-name="T78">pour pouvoir toucher </text:span><text:span text:style-name="T89">sa cible.</text:span></text:p>
      <text:h text:style-name="Heading_20_7" text:outline-level="7">Au aguet</text:h>
      <text:p text:style-name="P102"><text:span text:style-name="T78">Le personnage ce place a decouvert et attend que ca cible apparaisse en estiment d’ou elle pourrais apparaitre. Reviens a preparer sa vis</text:span><text:span text:style-name="T88">é </text:span><text:span text:style-name="T78">a l’avance pour ne pas avoir a viser lors de l’echange de tir. Eauivaut a une </text:span><text:span text:style-name="T81">vis</text:span><text:span text:style-name="T82">é </text:span><text:span text:style-name="T81">courte.</text:span></text:p>
      <text:h text:style-name="Heading_20_7" text:outline-level="7"><text:span text:style-name="T78">Vis</text:span><text:span text:style-name="T88">é</text:span><text:span text:style-name="T78"> courte</text:span></text:h>
      <text:p text:style-name="P102"><text:span text:style-name="T78">Vis</text:span><text:span text:style-name="T88">é </text:span><text:span text:style-name="T78">la plus courante elle </text:span><text:span text:style-name="T90">dure</text:span><text:span text:style-name="T78"> </text:span><text:span text:style-name="T81">1 instant</text:span><text:span text:style-name="T78">, elle n’accord ni bonus ni malus.</text:span></text:p>
      <text:h text:style-name="Heading_20_7" text:outline-level="7"><text:span text:style-name="T78">Vis</text:span><text:span text:style-name="T88">é</text:span><text:span text:style-name="T78"> </text:span><text:span text:style-name="T90">attentive</text:span></text:h>
      <text:p text:style-name="P103"><text:span text:style-name="T78">Plus longue cette vis</text:span><text:span text:style-name="T88">é </text:span><text:span text:style-name="T78">prend </text:span><text:span text:style-name="T81">1 instant + 1 par niveau de vis</text:span><text:span text:style-name="T82">é</text:span><text:span text:style-name="T88"> </text:span><text:span text:style-name="T78">que le tireur veut atteindre, donne un bonus de</text:span><text:span text:style-name="T81"> X</text:span><text:span text:style-name="T78"> par </text:span><text:span text:style-name="T81">niveau de vis</text:span><text:span text:style-name="T82">é</text:span><text:span text:style-name="T88"> </text:span><text:span text:style-name="T78">au jet de competence pour toucher. Le niveau de de vis</text:span><text:span text:style-name="T88">é </text:span><text:span text:style-name="T78">est </text:span><text:span text:style-name="T81">max</text:span><text:span text:style-name="T82">é </text:span><text:span text:style-name="T81">par</text:span><text:span text:style-name="T78"> le scrore d’</text:span><text:span text:style-name="T81">Analyse</text:span><text:span text:style-name="T78">.</text:span></text:p>
      <text:h text:style-name="Heading_20_6" text:outline-level="6">Tirer</text:h>
      <text:p text:style-name="P99">pour tirer l’on fait</text:p>
      <text:p text:style-name="P104"><text:span text:style-name="T78"><text:s/></text:span><text:span text:style-name="T84">[C</text:span><text:span text:style-name="T85">p</text:span><text:span text:style-name="T84">] | </text:span><text:span text:style-name="T81">(</text:span><text:span text:style-name="T84">[C</text:span><text:span text:style-name="T85">c</text:span><text:span text:style-name="T84">] - </text:span><text:span text:style-name="T81">[Nc]cible)</text:span></text:p>
      <text:p text:style-name="P105"><text:span text:style-name="T78">Les dommages sont calcul</text:span><text:span text:style-name="T76">é </text:span><text:span text:style-name="T74">a</text:span><text:span text:style-name="T78">vec [Ru] * Dmg de l’arme.</text:span></text:p>
      <text:h text:style-name="Heading_20_5" text:outline-level="5"><text:bookmark-start text:name="__RefHeading___Toc1938_529589763"/>Corps à corps<text:bookmark-end text:name="__RefHeading___Toc1938_529589763"/></text:h>
      <text:p text:style-name="P61">En Habilité Analyse ou Puissance<text:span text:style-name="T79">. </text:span><text:span text:style-name="T87">L’on resoud un echange de corps a corps par round</text:span><text:span text:style-name="T79">.</text:span></text:p>
      <text:h text:style-name="P162" text:outline-level="5"><text:bookmark-start text:name="__RefHeading___Toc1940_529589763"/>Mêlée<text:bookmark-end text:name="__RefHeading___Toc1940_529589763"/></text:h>
      <text:p text:style-name="P61">En Habilité ou Puisance</text:p>
      <text:p text:style-name="P60">Lorsque un ou plusieurs personnages commence un combat aux corps à corps rapproché ils rentrent dans un groupe de Mêlée.</text:p>
      <text:h text:style-name="Heading_20_4" text:outline-level="4"><text:bookmark-start text:name="__RefHeading___Toc1942_529589763"/>Dommages<text:bookmark-end text:name="__RefHeading___Toc1942_529589763"/></text:h>
      <text:p text:style-name="Text_20_body">Chaque arme a une valeur de dommages, si l’action d’attaque est réussi on lance un dés par dommage, si le jet dépasse la valeur de défense le dommage est effectif <text:span text:style-name="T36">et la cible reçois une blessure du type de l’attaque</text:span>.<text:line-break/>Pour chaque dommage effectif on lance un jet de <text:span text:style-name="T1">valeur de dommage actuel | Endurance</text:span><text:span text:style-name="T9">. En cas d’échec l</text:span><text:span text:style-name="T11">a cible dois dépenser un point de santé, si elle n’en possède plus ou pas elle passe dans l’état </text:span><text:span text:style-name="T12">mourant.</text:span></text:p>
      <text:h text:style-name="Heading_20_4" text:outline-level="4"><text:bookmark-start text:name="__RefHeading___Toc1944_529589763"/>Défenses<text:bookmark-end text:name="__RefHeading___Toc1944_529589763"/></text:h>
      <text:h text:style-name="Heading_20_4" text:outline-level="4"><text:bookmark-start text:name="__RefHeading___Toc1946_529589763"/>Armes et armures<text:bookmark-end text:name="__RefHeading___Toc1946_529589763"/></text:h>
      <text:h text:style-name="Heading_20_5" text:outline-level="5"><text:bookmark-start text:name="__RefHeading___Toc1948_529589763"/>Feuille d’arme<text:bookmark-end text:name="__RefHeading___Toc1948_529589763"/></text:h>
      <text:h text:style-name="Heading_20_6" text:outline-level="6"><text:bookmark-start text:name="__RefHeading___Toc1950_529589763"/>Type<text:bookmark-end text:name="__RefHeading___Toc1950_529589763"/></text:h>
      <text:p text:style-name="P55">Détermine le type de dommage qu’effectue l’arme.</text:p>
      <text:h text:style-name="Heading_20_6" text:outline-level="6"><text:bookmark-start text:name="__RefHeading___Toc1952_529589763"/>Dommages<text:bookmark-end text:name="__RefHeading___Toc1952_529589763"/></text:h>
      <text:p text:style-name="P55">Le nombre de dommage fait par l’arme en cas de réussite d’une attaque.</text:p>
      <text:h text:style-name="Heading_20_6" text:outline-level="6"><text:bookmark-start text:name="__RefHeading___Toc1954_529589763"/>allonge<text:bookmark-end text:name="__RefHeading___Toc1954_529589763"/></text:h>
      <text:p text:style-name="P55">l’allonge est spécifique aux arme de corps à corps et vas servir à déterminer l’ordre d’initiative. </text:p>
      <text:h text:style-name="P156" text:outline-level="6"><text:bookmark-start text:name="__RefHeading___Toc1956_529589763"/><text:soft-page-break/><text:span text:style-name="T44">P</text:span>ortée<text:bookmark-end text:name="__RefHeading___Toc1956_529589763"/></text:h>
      <text:p text:style-name="P56">La distance à laquelle l’arme vas pouvoir touché sa cible.</text:p>
      <text:p text:style-name="P56"><text:span text:style-name="T44">E</text:span>lle <text:span text:style-name="T44">est</text:span> spécifique aux arme à distance et donne <text:span text:style-name="T44">l</text:span>a portée standard de <text:span text:style-name="T44">l’arme.</text:span></text:p>
      <text:h text:style-name="Heading_20_6" text:outline-level="6"><text:bookmark-start text:name="__RefHeading___Toc1958_529589763"/>Portée courte<text:bookmark-end text:name="__RefHeading___Toc1958_529589763"/></text:h>
      <text:p text:style-name="Text_20_body">//</text:p>
      <text:h text:style-name="Heading_20_6" text:outline-level="6"><text:bookmark-start text:name="__RefHeading___Toc1960_529589763"/><text:span text:style-name="T44">Portée longue</text:span> <text:bookmark-end text:name="__RefHeading___Toc1960_529589763"/></text:h>
      <text:p text:style-name="Text_20_body">//</text:p>
      <text:h text:style-name="Heading_20_6" text:outline-level="6"><text:bookmark-start text:name="__RefHeading___Toc1962_529589763"/>Capacités<text:bookmark-end text:name="__RefHeading___Toc1962_529589763"/></text:h>
      <text:p text:style-name="P58">Spécifique aux armes à munition elle donne le nombre de munitions utilisable avant de devoir recharger l’arme.</text:p>
      <text:h text:style-name="P155" text:outline-level="6">Tirs/Instants</text:h>
      <text:p text:style-name="P59">Nombre <text:span text:style-name="T78">d,</text:span><text:span text:style-name="T91">attaque par tir et en combien d’instants, les attaques sont r</text:span><text:span text:style-name="T78">é</text:span><text:span text:style-name="T91">parties sur l’ensemble des instants du tir. Ainsi 3/6 donnera une attaque tout les deux instants durants 6 instants (donc <text:s/>tir/pause/tir/pause/tir/pause) .</text:span></text:p>
      <text:h text:style-name="Heading_20_6" text:outline-level="6"><text:bookmark-start text:name="__RefHeading___Toc1964_529589763"/>Rechargement<text:bookmark-end text:name="__RefHeading___Toc1964_529589763"/></text:h>
      <text:p text:style-name="P58">Nombre <text:span text:style-name="T78">d’</text:span><text:span text:style-name="T91">instants</text:span><text:span text:style-name="T78">nécessaire</text:span> à l’arme pour recharger. Pour certaine armes se nombre peut être par munition ou par groupe de munitions.</text:p>
      <text:h text:style-name="Heading_20_6" text:outline-level="6"><text:bookmark-start text:name="__RefHeading___Toc1966_529589763"/>Attributs<text:bookmark-end text:name="__RefHeading___Toc1966_529589763"/></text:h>
      <text:p text:style-name="P72">Les capacités spécifiques à une armes, elles sont listé dans la section <text:a xlink:type="simple" xlink:href="#4.2.1.Attributs |outline" text:style-name="Internet_20_link" text:visited-style-name="Visited_20_Internet_20_Link"><text:span text:style-name="T1">Armes/Attributs</text:span></text:a> du chapitre <text:a xlink:type="simple" xlink:href="#4.L’art du combat|outline" text:style-name="Internet_20_link" text:visited-style-name="Visited_20_Internet_20_Link"><text:span text:style-name="T1">L’art du combat</text:span></text:a></text:p>
      <text:h text:style-name="Heading_20_3" text:outline-level="3"><text:bookmark-start text:name="__RefHeading___Toc1208_3963960377"/>Rhétoriques<text:bookmark-end text:name="__RefHeading___Toc1208_3963960377"/></text:h>
      <text:p text:style-name="Text_20_body">//</text:p>
      <text:h text:style-name="Heading_20_2" text:outline-level="2"><text:bookmark-start text:name="__RefHeading___Toc759_3963960377"/>Expérience<text:span text:style-name="T22">s</text:span><text:bookmark-end text:name="__RefHeading___Toc759_3963960377"/></text:h>
      <text:h text:style-name="Heading_20_3" text:outline-level="3"><text:bookmark-start text:name="__RefHeading___Toc1118_2009171384"/>Personnelle<text:bookmark-end text:name="__RefHeading___Toc1118_2009171384"/></text:h>
      <text:p text:style-name="P80">Le gain d’expérience <text:span text:style-name="T39">peut ce</text:span> fai<text:span text:style-name="T39">re</text:span> lors de l’exécution d’actions.</text:p>
      <text:p text:style-name="P81">Lors d’une action l’on vas comptabiliser les « <text:span text:style-name="T1">1</text:span> » obtenus sur les dés. <text:line-break/>Si la <text:span text:style-name="T1">compétence</text:span> associée à l’action est inférieur à 6 il suffit d’au moins un « <text:span text:style-name="T1">1</text:span> » pour gagner un point d’expérience dans la compétence <text:span text:style-name="T67">par «</text:span><text:span text:style-name="T5">1</text:span><text:span text:style-name="T67"> »</text:span> <text:s/><text:span text:style-name="T67">fait</text:span>.<text:line-break/>Si la <text:span text:style-name="T1">compétence </text:span>est égale à 6 l’on vas regardé la <text:span text:style-name="T1">Maîtrise</text:span> lié à l’action, il faudra avoir autant de 1 que le niveau actuel de la <text:span text:style-name="T1">maîtrise</text:span> du joueur, <text:span text:style-name="T67">avec <text:s/>au </text:span>minimum 1, pour gagner un point d’expérience <text:span text:style-name="T67">dedans.</text:span>.</text:p>
      <text:h text:style-name="Heading_20_3" text:outline-level="3"><text:bookmark-start text:name="__RefHeading___Toc1120_2009171384"/>Apprentissage<text:bookmark-end text:name="__RefHeading___Toc1120_2009171384"/></text:h>
      <text:p text:style-name="P46">Un personnage a comme méthode d’apprentissage alternatif de ce trouver un maître, il existe deux type de maître, les maîtres vivant, qui vont être des mentors, et les maîtres écrit, qui vont être des manuels.</text:p>
      <text:h text:style-name="Heading_20_4" text:outline-level="4"><text:bookmark-start text:name="__RefHeading___Toc1968_529589763"/>Mentors<text:bookmark-end text:name="__RefHeading___Toc1968_529589763"/></text:h>
      <text:h text:style-name="Heading_20_4" text:outline-level="4"><text:bookmark-start text:name="__RefHeading___Toc1970_529589763"/>Manuels<text:bookmark-end text:name="__RefHeading___Toc1970_529589763"/></text:h>
      <text:p text:style-name="P46">Un manuel vas posséder un ou plusieurs rang de compétences et/ou maîtrise.</text:p>
      <text:p text:style-name="P46">//<office:annotation><dc:creator>Unknown Author</dc:creator><dc:date>2019-02-19T20:18:25.976000000</dc:date><text:p text:style-name="P165"><text:span text:style-name="T104">Explication gain px</text:span></text:p></office:annotation></text:p>
      <text:p text:style-name="P46">L’apprentissage via un livre ce fait sous plusieurs conditions. Pour lire un livre qui possède :</text:p>
      <text:p text:style-name="P46">- une maîtrise rang X il faut avoir la maîtrise rang X-1. (Un livre possèdent un seul rang de maîtrise supérieur au personnage peut faire gagner deux <text:soft-page-break/><text:span text:style-name="T1">[xp]</text:span> mais il faut 2 <text:span text:style-name="T1">[Ru]</text:span> pour un <text:span text:style-name="T1">[xp]</text:span> du à la complexité du livre)</text:p>
      <text:p text:style-name="P46">- une maîtrise rang 1 il faut avoir 6 dans la compétences associé.</text:p>
      <text:p text:style-name="P46">Un livre ne donne plus d’<text:span text:style-name="T1">[xp]</text:span> si le joueur possède un niveau égale au niveau de la compétence/maîtrise visé du livre.</text:p>
      <text:h text:style-name="Heading_20_4" text:outline-level="4"><text:bookmark-start text:name="__RefHeading___Toc1972_529589763"/>Rédiger un manuel<text:bookmark-end text:name="__RefHeading___Toc1972_529589763"/></text:h>
      <text:h text:style-name="Heading_20_3" text:outline-level="3"><text:bookmark-start text:name="__RefHeading___Toc1122_2009171384"/>Tables<text:bookmark-end text:name="__RefHeading___Toc1122_2009171384"/></text:h>
      <text:h text:style-name="Heading_20_4" text:outline-level="4"><text:bookmark-start text:name="__RefHeading___Toc1974_529589763"/>Caractéristiques, compétences et <text:span text:style-name="T40">maîtrises</text:span><text:bookmark-end text:name="__RefHeading___Toc1974_529589763"/></text:h>
      <table:table table:name="Table3" table:style-name="Table3">
        <table:table-column table:style-name="Table3.A" table:number-columns-repeated="3"/>
        <table:table-column table:style-name="Table3.D"/>
        <table:table-row>
          <table:table-cell table:style-name="Table3.A1" office:value-type="string">
            <text:p text:style-name="P107">Niveaux</text:p>
          </table:table-cell>
          <table:table-cell table:style-name="Table3.A1" office:value-type="string">
            <text:p text:style-name="P107">Carac.</text:p>
          </table:table-cell>
          <table:table-cell table:style-name="Table3.A1" office:value-type="string">
            <text:p text:style-name="P107">Comp.</text:p>
          </table:table-cell>
          <table:table-cell table:style-name="Table3.D1" office:value-type="string">
            <text:p text:style-name="P107">Maîtrise</text:p>
          </table:table-cell>
        </table:table-row>
        <table:table-row>
          <table:table-cell table:style-name="Table3.A2" office:value-type="string">
            <text:p text:style-name="P107">0</text:p>
          </table:table-cell>
          <table:table-cell table:style-name="Table3.A2" office:value-type="string">
            <text:p text:style-name="P107">0-9</text:p>
          </table:table-cell>
          <table:table-cell table:style-name="Table3.A2" office:value-type="string">
            <text:p text:style-name="P107">0</text:p>
          </table:table-cell>
          <table:table-cell table:style-name="Table3.D2" office:value-type="string">
            <text:p text:style-name="P107">0-9</text:p>
          </table:table-cell>
        </table:table-row>
        <table:table-row>
          <table:table-cell table:style-name="Table3.A2" office:value-type="string">
            <text:p text:style-name="P107">1</text:p>
          </table:table-cell>
          <table:table-cell table:style-name="Table3.A2" office:value-type="string">
            <text:p text:style-name="P107">10-19</text:p>
          </table:table-cell>
          <table:table-cell table:style-name="Table3.A2" office:value-type="string">
            <text:p text:style-name="P107">1-3</text:p>
          </table:table-cell>
          <table:table-cell table:style-name="Table3.D2" office:value-type="string">
            <text:p text:style-name="P107">10-39</text:p>
          </table:table-cell>
        </table:table-row>
        <table:table-row>
          <table:table-cell table:style-name="Table3.A2" office:value-type="string">
            <text:p text:style-name="P107">2</text:p>
          </table:table-cell>
          <table:table-cell table:style-name="Table3.A2" office:value-type="string">
            <text:p text:style-name="P116">20-39</text:p>
          </table:table-cell>
          <table:table-cell table:style-name="Table3.A2" office:value-type="string">
            <text:p text:style-name="P107">4-9</text:p>
          </table:table-cell>
          <table:table-cell table:style-name="Table3.D2" office:value-type="string">
            <text:p text:style-name="P107">40-99</text:p>
          </table:table-cell>
        </table:table-row>
        <table:table-row>
          <table:table-cell table:style-name="Table3.A2" office:value-type="string">
            <text:p text:style-name="P107">3</text:p>
          </table:table-cell>
          <table:table-cell table:style-name="Table3.A2" office:value-type="string">
            <text:p text:style-name="P116">40-69</text:p>
          </table:table-cell>
          <table:table-cell table:style-name="Table3.A2" office:value-type="string">
            <text:p text:style-name="P107">10-19</text:p>
          </table:table-cell>
          <table:table-cell table:style-name="Table3.D2" office:value-type="string">
            <text:p text:style-name="P107">100-199</text:p>
          </table:table-cell>
        </table:table-row>
        <table:table-row>
          <table:table-cell table:style-name="Table3.A2" office:value-type="string">
            <text:p text:style-name="P107">4</text:p>
          </table:table-cell>
          <table:table-cell table:style-name="Table3.A2" office:value-type="string">
            <text:p text:style-name="P116">70-109</text:p>
          </table:table-cell>
          <table:table-cell table:style-name="Table3.A2" office:value-type="string">
            <text:p text:style-name="P107">20-34</text:p>
          </table:table-cell>
          <table:table-cell table:style-name="Table3.D2" office:value-type="string">
            <text:p text:style-name="P107">200-349</text:p>
          </table:table-cell>
        </table:table-row>
        <table:table-row>
          <table:table-cell table:style-name="Table3.A2" office:value-type="string">
            <text:p text:style-name="P107">5</text:p>
          </table:table-cell>
          <table:table-cell table:style-name="Table3.A2" office:value-type="string">
            <text:p text:style-name="P116">110-219</text:p>
          </table:table-cell>
          <table:table-cell table:style-name="Table3.A2" office:value-type="string">
            <text:p text:style-name="P107">35-65</text:p>
          </table:table-cell>
          <table:table-cell table:style-name="Table3.D2" office:value-type="string">
            <text:p text:style-name="P107">350-659</text:p>
          </table:table-cell>
        </table:table-row>
        <table:table-row>
          <table:table-cell table:style-name="Table3.A2" office:value-type="string">
            <text:p text:style-name="P107">6</text:p>
          </table:table-cell>
          <table:table-cell table:style-name="Table3.A2" office:value-type="string">
            <text:p text:style-name="P116">220</text:p>
          </table:table-cell>
          <table:table-cell table:style-name="Table3.A2" office:value-type="string">
            <text:p text:style-name="P107">66</text:p>
          </table:table-cell>
          <table:table-cell table:style-name="Table3.D2" office:value-type="string">
            <text:p text:style-name="P107">666</text:p>
          </table:table-cell>
        </table:table-row>
      </table:table>
      <text:h text:style-name="Heading_20_5" text:outline-level="5">Caractéristiques</text:h>
      <text:p text:style-name="P82">Rang 0 : inaptitude grave voir mortel</text:p>
      <text:p text:style-name="P83">Rang 1 : simplet, <text:span text:style-name="T65">gringalet</text:span></text:p>
      <text:p text:style-name="P82">Rang 2 : dans la moyenne</text:p>
      <text:p text:style-name="P82">Rang 3 : <text:span text:style-name="T66">malin, joggeur</text:span></text:p>
      <text:p text:style-name="P82">Rang 4 : fort, <text:span text:style-name="T66">sage</text:span></text:p>
      <text:p text:style-name="P82">Rang 5 : <text:span text:style-name="T66">bodybuildeur, doigté d’un pianiste</text:span></text:p>
      <text:p text:style-name="P84"><text:span text:style-name="T64">Rang 6 : génie, champion <text:s/>d’</text:span><text:bookmark text:name="fprsl"/><text:span text:style-name="T64">haltérophilie</text:span></text:p>
      <text:h text:style-name="P163" text:outline-level="5">C<text:span text:style-name="T64">ompétences</text:span></text:h>
      <text:p text:style-name="P82">Rang 0 : aucune connaissance</text:p>
      <text:p text:style-name="P82">Rang 1 : inapte/connais quelques mots</text:p>
      <text:p text:style-name="P82">Rang 2 : curieux / comprend quelque phrase</text:p>
      <text:p text:style-name="P82">Rang 3 : intéressé / tiens une conversation</text:p>
      <text:p text:style-name="P82">Rang 4 : <text:span text:style-name="T67">c’est renseigné sur le domaine</text:span></text:p>
      <text:p text:style-name="P82">Rang 5 : <text:span text:style-name="T67">à investi du temps dans le domaine</text:span></text:p>
      <text:p text:style-name="P82">Rang 6 : débutant / bilingue <text:span text:style-name="T67">ou langue natale</text:span></text:p>
      <text:h text:style-name="P164" text:outline-level="5">Maîtrise</text:h>
      <text:p text:style-name="P82">Rang 1 : initié</text:p>
      <text:p text:style-name="P82">Rang 2 : compétent, <text:span text:style-name="T86">sortie ecole</text:span></text:p>
      <text:p text:style-name="P82">Rang 3 : expérimenté, <text:span text:style-name="T86">2/3 ans </text:span><text:span text:style-name="T75">d’expérience</text:span></text:p>
      <text:p text:style-name="P82">Rang 4 : maître, <text:span text:style-name="T86">15 ans de metier</text:span></text:p>
      <text:p text:style-name="P82">Rang 5 : référence en la matière</text:p>
      <text:p text:style-name="P82">Rang 6 : génie intemporelle</text:p>
      <text:h text:style-name="Heading_20_2" text:outline-level="2"><text:bookmark-start text:name="__RefHeading___Toc2318_2582324672"/>Quelques statistiques<text:bookmark-end text:name="__RefHeading___Toc2318_2582324672"/></text:h>
      <text:p text:style-name="Text_20_body"/>
      <table:table table:name="Statistique" table:style-name="Statistique" table:template-name="Style par défaut">
        <table:table-column table:style-name="Statistique.A"/>
        <table:table-column table:style-name="Statistique.B"/>
        <table:table-column table:style-name="Statistique.C"/>
        <table:table-column table:style-name="Statistique.D"/>
        <table:table-column table:style-name="Statistique.C"/>
        <table:table-header-rows>
          <table:table-row table:style-name="Statistique.1">
            <table:table-cell table:style-name="Statistique.A1" office:value-type="string">
              <text:p text:style-name="P139"><text:span text:style-name="T95">RU→</text:span><text:line-break/>Des<text:span text:style-name="T94">↓</text:span></text:p>
            </table:table-cell>
            <table:table-cell table:style-name="Statistique.A1" office:value-type="string">
              <text:p text:style-name="P139">2</text:p>
            </table:table-cell>
            <table:table-cell table:style-name="Statistique.A1" office:value-type="string">
              <text:p text:style-name="P139">3</text:p>
            </table:table-cell>
            <table:table-cell table:style-name="Statistique.A1" office:value-type="string">
              <text:p text:style-name="P139">4</text:p>
            </table:table-cell>
            <table:table-cell table:style-name="Statistique.E1" office:value-type="string">
              <text:p text:style-name="P139">5</text:p>
            </table:table-cell>
          </table:table-row>
        </table:table-header-rows>
        <table:table-row>
          <table:table-cell table:style-name="Statistique.A2" office:value-type="string">
            <text:p text:style-name="P139">1</text:p>
          </table:table-cell>
          <table:table-cell table:style-name="Statistique.A2" office:value-type="string">
            <text:p text:style-name="P117">-</text:p>
          </table:table-cell>
          <table:table-cell table:style-name="Statistique.A2" office:value-type="string">
            <text:p text:style-name="P117">-</text:p>
          </table:table-cell>
          <table:table-cell table:style-name="Statistique.A2" office:value-type="string">
            <text:p text:style-name="P117">-</text:p>
          </table:table-cell>
          <table:table-cell table:style-name="Statistique.E2" office:value-type="string">
            <text:p text:style-name="P117">-</text:p>
          </table:table-cell>
        </table:table-row>
        <table:table-row table:style-name="Statistique.1">
          <table:table-cell table:style-name="Statistique.A2" office:value-type="string">
            <text:p text:style-name="P139">2</text:p>
          </table:table-cell>
          <table:table-cell table:style-name="Statistique.A2" office:value-type="string">
            <text:p text:style-name="P118">13.8 %</text:p>
          </table:table-cell>
          <table:table-cell table:style-name="Statistique.A2" office:value-type="string">
            <text:p text:style-name="P117">-</text:p>
          </table:table-cell>
          <table:table-cell table:style-name="Statistique.A2" office:value-type="string">
            <text:p text:style-name="P117">-</text:p>
          </table:table-cell>
          <table:table-cell table:style-name="Statistique.E2" office:value-type="string">
            <text:p text:style-name="P117">-</text:p>
          </table:table-cell>
        </table:table-row>
        <table:table-row>
          <table:table-cell table:style-name="Statistique.A2" office:value-type="string">
            <text:p text:style-name="P139">3</text:p>
          </table:table-cell>
          <table:table-cell table:style-name="Statistique.A2" office:value-type="string">
            <text:p text:style-name="P138">37.5 %</text:p>
          </table:table-cell>
          <table:table-cell table:style-name="Statistique.A2" office:value-type="string">
            <text:p text:style-name="P118">2.3 %</text:p>
          </table:table-cell>
          <table:table-cell table:style-name="Statistique.A2" office:value-type="string">
            <text:p text:style-name="P117">-</text:p>
          </table:table-cell>
          <table:table-cell table:style-name="Statistique.E2" office:value-type="string">
            <text:p text:style-name="P117">-</text:p>
          </table:table-cell>
        </table:table-row>
        <table:table-row>
          <table:table-cell table:style-name="Statistique.A2" office:value-type="string">
            <text:p text:style-name="P139">4</text:p>
          </table:table-cell>
          <table:table-cell table:style-name="Statistique.A2" office:value-type="string">
            <text:p text:style-name="P119">62.9<text:span text:style-name="T96"> %</text:span></text:p>
          </table:table-cell>
          <table:table-cell table:style-name="Statistique.A2" office:value-type="string">
            <text:p text:style-name="P120">8.1<text:span text:style-name="T96"> %</text:span></text:p>
          </table:table-cell>
          <table:table-cell table:style-name="Statistique.A2" office:value-type="string">
            <text:p text:style-name="P121">0.3<text:span text:style-name="T96"> %</text:span></text:p>
          </table:table-cell>
          <table:table-cell table:style-name="Statistique.E2" office:value-type="string">
            <text:p text:style-name="P117">-</text:p>
          </table:table-cell>
        </table:table-row>
        <table:table-row>
          <table:table-cell table:style-name="Statistique.A2" office:value-type="string">
            <text:p text:style-name="P139">5</text:p>
          </table:table-cell>
          <table:table-cell table:style-name="Statistique.A2" office:value-type="string">
            <text:p text:style-name="P122">83.0<text:span text:style-name="T96"> %</text:span></text:p>
          </table:table-cell>
          <table:table-cell table:style-name="Statistique.A2" office:value-type="string">
            <text:p text:style-name="P123">18.0<text:span text:style-name="T96"> %</text:span></text:p>
          </table:table-cell>
          <table:table-cell table:style-name="Statistique.A2" office:value-type="string">
            <text:p text:style-name="P124">1.6<text:span text:style-name="T96"> %</text:span></text:p>
          </table:table-cell>
          <table:table-cell table:style-name="Statistique.E2" office:value-type="string">
            <text:p text:style-name="P124">0.06<text:span text:style-name="T96"> %</text:span></text:p>
          </table:table-cell>
        </table:table-row>
        <table:table-row>
          <table:table-cell table:style-name="Statistique.A2" office:value-type="string">
            <text:p text:style-name="P139">6</text:p>
          </table:table-cell>
          <table:table-cell table:style-name="Statistique.A2" office:value-type="string">
            <text:p text:style-name="P125">94.5<text:span text:style-name="T96"> %</text:span></text:p>
          </table:table-cell>
          <table:table-cell table:style-name="Statistique.A2" office:value-type="string">
            <text:p text:style-name="P125">31.5<text:span text:style-name="T96"> %</text:span></text:p>
          </table:table-cell>
          <table:table-cell table:style-name="Statistique.A2" office:value-type="string">
            <text:p text:style-name="P126">4.4<text:span text:style-name="T96"> %</text:span></text:p>
          </table:table-cell>
          <table:table-cell table:style-name="Statistique.E2" office:value-type="string">
            <text:p text:style-name="P127">0.3<text:span text:style-name="T96"> %</text:span></text:p>
          </table:table-cell>
        </table:table-row>
        <table:table-row>
          <table:table-cell table:style-name="Statistique.A2" office:value-type="string">
            <text:p text:style-name="P139">7</text:p>
          </table:table-cell>
          <table:table-cell table:style-name="Statistique.A2" office:value-type="string">
            <text:p text:style-name="P128"><text:span text:style-name="T86">100</text:span><text:span text:style-name="T96"> %</text:span></text:p>
          </table:table-cell>
          <table:table-cell table:style-name="Statistique.A2" office:value-type="string">
            <text:p text:style-name="P129">47.3<text:span text:style-name="T96"> %</text:span></text:p>
          </table:table-cell>
          <table:table-cell table:style-name="Statistique.A2" office:value-type="string">
            <text:p text:style-name="P130">9.0<text:span text:style-name="T96"> %</text:span></text:p>
          </table:table-cell>
          <table:table-cell table:style-name="Statistique.E2" office:value-type="string">
            <text:p text:style-name="P131">1.0<text:span text:style-name="T96"> %</text:span></text:p>
          </table:table-cell>
        </table:table-row>
        <table:table-row>
          <table:table-cell table:style-name="Statistique.A2" office:value-type="string">
            <text:p text:style-name="P139">8</text:p>
          </table:table-cell>
          <table:table-cell table:style-name="Statistique.A2" office:value-type="string">
            <text:p text:style-name="P132">100<text:span text:style-name="T96"> %</text:span></text:p>
          </table:table-cell>
          <table:table-cell table:style-name="Statistique.A2" office:value-type="string">
            <text:p text:style-name="P132">63.3<text:span text:style-name="T96"> %</text:span></text:p>
          </table:table-cell>
          <table:table-cell table:style-name="Statistique.A2" office:value-type="string">
            <text:p text:style-name="P133">15.7<text:span text:style-name="T96"> %</text:span></text:p>
          </table:table-cell>
          <table:table-cell table:style-name="Statistique.E2" office:value-type="string">
            <text:p text:style-name="P134">2.3<text:span text:style-name="T96"> %</text:span></text:p>
          </table:table-cell>
        </table:table-row>
        <table:table-row table:style-name="Statistique.1">
          <table:table-cell table:style-name="Statistique.A2" office:value-type="string">
            <text:p text:style-name="P139">9</text:p>
          </table:table-cell>
          <table:table-cell table:style-name="Statistique.A2" office:value-type="string">
            <text:p text:style-name="P135">100<text:span text:style-name="T96"> %</text:span></text:p>
          </table:table-cell>
          <table:table-cell table:style-name="Statistique.A2" office:value-type="string">
            <text:p text:style-name="P135">77.4<text:span text:style-name="T96"> %</text:span></text:p>
          </table:table-cell>
          <table:table-cell table:style-name="Statistique.A2" office:value-type="string">
            <text:p text:style-name="P136">24.6<text:span text:style-name="T96"> %</text:span></text:p>
          </table:table-cell>
          <table:table-cell table:style-name="Statistique.E2" office:value-type="string">
            <text:p text:style-name="P137">4.5<text:span text:style-name="T96"> %</text:span></text:p>
          </table:table-cell>
        </table:table-row>
      </table:table>
      <text:p text:style-name="P82"/>
      <text:p text:style-name="P4"/>
      <text:h text:style-name="Heading_20_1" text:outline-level="1"><text:bookmark-start text:name="__RefHeading___Toc1602_157534094"/>Création de personnages<text:bookmark-end text:name="__RefHeading___Toc1602_157534094"/></text:h>
      <text:h text:style-name="Heading_20_2" text:outline-level="2"><text:bookmark-start text:name="__RefHeading___Toc1604_157534094"/>Création historique<text:bookmark-end text:name="__RefHeading___Toc1604_157534094"/></text:h>
      <text:h text:style-name="Heading_20_3" text:outline-level="3"><text:bookmark-start text:name="__RefHeading___Toc1606_157534094"/>L’origine<text:bookmark-end text:name="__RefHeading___Toc1606_157534094"/></text:h>
      <text:h text:style-name="Heading_20_3" text:outline-level="3"><text:bookmark-start text:name="__RefHeading___Toc1608_157534094"/>L’age<text:bookmark-end text:name="__RefHeading___Toc1608_157534094"/></text:h>
      <text:h text:style-name="Heading_20_4" text:outline-level="4">Enfance</text:h>
      <text:h text:style-name="Heading_20_4" text:outline-level="4"><text:span text:style-name="T38">A</text:span>dolescence</text:h>
      <text:h text:style-name="Heading_20_4" text:outline-level="4"><text:span text:style-name="T38">A</text:span>ge adulte</text:h>
      <text:h text:style-name="Heading_20_4" text:outline-level="4"><text:span text:style-name="T38">A</text:span>ge avancé</text:h>
      <text:h text:style-name="P152" text:outline-level="3"><text:bookmark-start text:name="__RefHeading___Toc1610_157534094"/>Personnalis<office:annotation><dc:creator>Unknown Author</dc:creator><dc:date>2019-02-19T19:15:37.861000000</dc:date><text:p text:style-name="P165"><text:span text:style-name="T104">Point en plus pour personnaliser la création</text:span></text:p></office:annotation>ation<text:bookmark-end text:name="__RefHeading___Toc1610_157534094"/></text:h>
      <text:p text:style-name="Text_20_body"/>
      <text:h text:style-name="Heading_20_2" text:outline-level="2"><text:bookmark-start text:name="__RefHeading___Toc1612_157534094"/>Création mathématique<text:bookmark-end text:name="__RefHeading___Toc1612_157534094"/></text:h>
      <text:h text:style-name="Heading_20_3" text:outline-level="3"><text:bookmark-start text:name="__RefHeading___Toc1614_157534094"/>Caractéristiques<text:bookmark-end text:name="__RefHeading___Toc1614_157534094"/></text:h>
      <text:h text:style-name="Heading_20_3" text:outline-level="3"><text:bookmark-start text:name="__RefHeading___Toc1616_157534094"/>Compétences<text:bookmark-end text:name="__RefHeading___Toc1616_157534094"/></text:h>
      <text:h text:style-name="P147" text:outline-level="1"/>
      <text:h text:style-name="P148" text:outline-level="1"><text:bookmark-start text:name="__RefHeading___Toc2320_2582324672"/>L’art du combat<text:bookmark-end text:name="__RefHeading___Toc2320_2582324672"/></text:h>
      <text:p text:style-name="P68">Art martiaux, technique de tir, autre ?</text:p>
      <text:h text:style-name="Heading_20_2" text:outline-level="2"><text:bookmark-start text:name="__RefHeading___Toc2322_2582324672"/>Art martiaux<text:bookmark-end text:name="__RefHeading___Toc2322_2582324672"/></text:h>
      <text:h text:style-name="Heading_20_2" text:outline-level="2"><text:bookmark-start text:name="__RefHeading___Toc2324_2582324672"/>Arme<text:span text:style-name="T55">s</text:span><text:bookmark-end text:name="__RefHeading___Toc2324_2582324672"/></text:h>
      <text:h text:style-name="Heading_20_3" text:outline-level="3"><text:bookmark-start text:name="__RefHeading___Toc2326_2582324672"/>Attributs <text:bookmark-end text:name="__RefHeading___Toc2326_2582324672"/></text:h>
      <text:h text:style-name="Heading_20_4" text:outline-level="4">Attaque rapide(X) </text:h>
      <text:p text:style-name="P57">Ce type d’arme autorise l’utilisateur a faire plusieurs action d’attaque en un round.</text:p>
      <text:h text:style-name="P147" text:outline-level="1"/>
      <text:h text:style-name="P148" text:outline-level="1"><text:bookmark-start text:name="__RefHeading___Toc1777_2723933837"/>Les biens matériels<text:bookmark-end text:name="__RefHeading___Toc1777_2723933837"/></text:h>
      <text:h text:style-name="Heading_20_2" text:outline-level="2"><text:bookmark-start text:name="__RefHeading___Toc1779_2723933837"/>L’argent<text:bookmark-end text:name="__RefHeading___Toc1779_2723933837"/></text:h>
      <text:p text:style-name="P65">Les billets et pièces n’ont une valeur que dans peut d’occasion dans le monde de frost, <text:s/>même si il y a toujours une chance de tomber sur une personne les acceptant comme monnaie d’échange c’est devenues un fait rare. </text:p>
      <text:p text:style-name="P65">Pour tout de même donner un ordres de valeurs aux choses et une idée de leur raretés les listes d’objets qui vont suivre dans se chapitre auront une donné <text:span text:style-name="T1">prix </text:span><text:span text:style-name="T9">symbolique ayant pour unités le </text:span><text:span text:style-name="T1">sous</text:span><text:span text:style-name="T9">, qui pourra parfois être abrégé </text:span><text:span text:style-name="T1">[s]</text:span><text:span text:style-name="T9">.</text:span></text:p>
      <text:h text:style-name="Heading_20_2" text:outline-level="2"><text:bookmark-start text:name="__RefHeading___Toc1781_2723933837"/>L’artisanat<text:bookmark-end text:name="__RefHeading___Toc1781_2723933837"/></text:h>
      <text:h text:style-name="Heading_20_2" text:outline-level="2"><text:bookmark-start text:name="__RefHeading___Toc1783_2723933837"/>Armes<text:bookmark-end text:name="__RefHeading___Toc1783_2723933837"/></text:h>
      <text:h text:style-name="Heading_20_3" text:outline-level="3"><text:bookmark-start text:name="__RefHeading___Toc1785_2723933837"/>Corps à corps<text:bookmark-end text:name="__RefHeading___Toc1785_2723933837"/></text:h>
      <text:h text:style-name="Heading_20_3" text:outline-level="3"><text:bookmark-start text:name="__RefHeading___Toc1787_2723933837"/>Distance<text:bookmark-end text:name="__RefHeading___Toc1787_2723933837"/></text:h>
      <text:h text:style-name="Heading_20_4" text:outline-level="4">primitives</text:h>
      <text:h text:style-name="Heading_20_4" text:outline-level="4">mécanique et à feu</text:h>
      <text:h text:style-name="Heading_20_2" text:outline-level="2"><text:bookmark-start text:name="__RefHeading___Toc1789_2723933837"/>Objets utilitaires<text:bookmark-end text:name="__RefHeading___Toc1789_2723933837"/></text:h>
      <text:h text:style-name="Heading_20_2" text:outline-level="2"><text:bookmark-start text:name="__RefHeading___Toc1791_2723933837"/>Vêtements et armure<text:bookmark-end text:name="__RefHeading___Toc1791_2723933837"/></text:h>
      <text:h text:style-name="Heading_20_2" text:outline-level="2"><text:bookmark-start text:name="__RefHeading___Toc1793_2723933837"/>Véhicule<text:bookmark-end text:name="__RefHeading___Toc1793_2723933837"/></text:h>
      <text:h text:style-name="P147" text:outline-level="1"/>
      <text:h text:style-name="P148" text:outline-level="1"><text:bookmark-start text:name="__RefHeading___Toc2328_2582324672"/>Colonies Caches et Habitats<text:bookmark-end text:name="__RefHeading___Toc2328_2582324672"/></text:h>
      <text:p text:style-name="P85">Que ce sois une ville ou une simple cache de forestier, les lieux d’habitations/repos vont représenter un certains nombre de ressources et/ou de production de ressources.</text:p>
      <text:p text:style-name="P89">De plus chaque lieux vas posséder des attributs lié sois à l’environnement, sois au lieu en lui même.</text:p>
      <text:h text:style-name="Heading_20_2" text:outline-level="2"><text:bookmark-start text:name="__RefHeading___Toc2330_2582324672"/>Ressources<text:bookmark-end text:name="__RefHeading___Toc2330_2582324672"/></text:h>
      <text:p text:style-name="P85">Les ressources vont être divisées en <text:span text:style-name="T68">4</text:span> grandes sections :</text:p>
      <text:list xml:id="list3775790107" text:style-name="L1">
        <text:list-item>
          <text:p text:style-name="P143">Les <text:span text:style-name="T1">vivres</text:span>, qui vont regroupé tout ce qui permets de manger et boire afin de rester en vie.</text:p>
        </text:list-item>
        <text:list-item>
          <text:p text:style-name="P143">Les <text:span text:style-name="T6">ressources</text:span>, qui vont permettent de construire ou de maintenir des installations fonctionnelles.</text:p>
        </text:list-item>
        <text:list-item>
          <text:p text:style-name="P144">Les <text:span text:style-name="T1">instal</text:span><text:span text:style-name="T6">l</text:span><text:span text:style-name="T1">ations et outils</text:span>, qui vont représenté les constructions et outils diversent.</text:p>
        </text:list-item>
        <text:list-item>
          <text:p text:style-name="P143">Les <text:span text:style-name="T1">occupants</text:span>, qui vont representé le nombre de personne <text:span text:style-name="T69">dans le lieux.</text:span></text:p>
        </text:list-item>
      </text:list>
      <text:h text:style-name="Heading_20_3" text:outline-level="3"><text:bookmark-start text:name="__RefHeading___Toc2332_2582324672"/>Les vivres<text:bookmark-end text:name="__RefHeading___Toc2332_2582324672"/></text:h>
      <text:p text:style-name="P86">Les vivres <text:span text:style-name="T69">reste simplifié en un nombre mais vont possédé des attributs, par exemple ‘nourriture saine’, ‘faible en eau’, ‘déséquilibré’, ...</text:span>.</text:p>
      <text:p text:style-name="P87">Il faut une vivre pour nourrir un occupants, ainsi on nottera <text:span text:style-name="T14">Vivres_ « nombre de vivre surnuméraire » (« nombre de vivre total »)</text:span>, sois par exemple <text:span text:style-name="T70">Vivres_4(10)</text:span>.</text:p>
      <text:p text:style-name="P90">A <text:s/>noté que toute les vivres ne sont pas conservables, ainsi certaines vivres ne seront pas comptabilisé en surnuméraire, hormis éventuellent action pour y parvenir.</text:p>
      <text:h text:style-name="Heading_20_4" text:outline-level="4">Attributs des vivres</text:h>
      <text:h text:style-name="Heading_20_3" text:outline-level="3"><text:bookmark-start text:name="__RefHeading___Toc2334_2582324672"/>Les <text:span text:style-name="T69">ressources</text:span><text:bookmark-end text:name="__RefHeading___Toc2334_2582324672"/></text:h>
      <text:p text:style-name="P89">Representées de manière abstraites elles permettent les constructions de maniére large, tant que l’on parle de ressource courante, par exemple de bois quand l’ont ce trouve en forêt les ressources sont simplifié sous un seule et même chiffre, mais en cas de ressource rare, par exemple desmédicaments, l’on à a<text:span text:style-name="T71">f</text:span>faire à une <text:span text:style-name="T1">ressource spécifique</text:span>, qui sera alors noté<text:span text:style-name="T72">e</text:span> en marge des ressources générales et saura comptabilis<text:span text:style-name="T73">ée</text:span> à part.</text:p>
      <text:h text:style-name="Heading_20_3" text:outline-level="3"><text:bookmark-start text:name="__RefHeading___Toc2336_2582324672"/>Installations et outils<text:bookmark-end text:name="__RefHeading___Toc2336_2582324672"/></text:h>
      <text:p text:style-name="P90">Les installations et outils sont des ressources généralement fixe, que l’on ne consomme pas, qui vont débloquer certaines actions dans le lieux ou elle ce trouve. Ainsi il faut une forge pour pouvoir réaliser un ouvrage de metal, sans cela la réalistion risque d’être bien plus ardu.</text:p>
      <text:p text:style-name="P90">Certaine Installation vont générer des ressources et/ou vivres, des fois d’elle même, d’autres fois en y assignant des Occupants valide et non occupé sur d’autre poste.</text:p>
      <text:h text:style-name="Heading_20_3" text:outline-level="3"><text:bookmark-start text:name="__RefHeading___Toc2338_2582324672"/>Occupants<text:bookmark-end text:name="__RefHeading___Toc2338_2582324672"/></text:h>
      <text:p text:style-name="P88">Nombre de personnes en vie dans le lieux, lon nottera <text:span text:style-name="T14">Occupants_ « nombre de personnes </text:span><text:soft-page-break/><text:span text:style-name="T14">actives »/« nombre de personnes </text:span><text:span text:style-name="T15">valide</text:span><text:span text:style-name="T14"> » (« nombre de personnes total »)</text:span>, sois par exemple <text:span text:style-name="T1">Occupants_</text:span><text:span text:style-name="T7">2/10</text:span><text:span text:style-name="T1">(20)</text:span>, les enfants en bas age n’etant pas comptés dans les actifs.</text:p>
      <text:p text:style-name="P90">Certains occupant possède des compétences particulière, qui peuvent infuencer la villes ou qui sont atypique. Ses personnes sont alors nomé/désigné sous les ocuupants et leur compétences précisé. Par exemple : <text:span text:style-name="T1">Fred(Chirurgien)</text:span>.</text:p>
      <text:p text:style-name="Text_20_body"/>
      <text:p text:style-name="P3"/>
      <text:h text:style-name="P150" text:outline-level="1"><text:bookmark-start text:name="__RefHeading___Toc1563_2723933837"/>Le monde<text:bookmark-end text:name="__RefHeading___Toc1563_2723933837"/></text:h>
      <text:p text:style-name="P62">L’univers de frost est basé su<office:annotation><dc:creator>Auteur inconnu</dc:creator><dc:date>2019-02-21T01:46:47.716977642</dc:date><text:p text:style-name="P165"><text:span text:style-name="T104">Résumé du monde, à reformuler.</text:span></text:p></office:annotation>r la terre de l’an 2020, mais là vie y est dure et gelée. <text:span text:style-name="T63">Le centre d’intérêt géographique est basé sur la France et ses alentours</text:span></text:p>
      <text:h text:style-name="Heading_20_2" text:outline-level="2"><text:bookmark-start text:name="__RefHeading___Toc2340_2582324672"/>L<text:span text:style-name="T60">e voile</text:span><text:bookmark-end text:name="__RefHeading___Toc2340_2582324672"/></text:h>
      <text:p text:style-name="P74"><text:s/><text:span text:style-name="T60">10 décembre 2019, 12h34, un frisson de froid fit hérisser quasi simultanément les poils de l’ensemble de la population terrienne. Le ciel ce teinta de noir et les appareils électriques disjonctèrent.</text:span></text:p>
      <text:p text:style-name="P75">Depuis c’est la pénombre, comme si la lueur du jour ne voulais pas aller plus loin que le crépuscule. Depuis c’est le froid, les températures <text:span text:style-name="T60">ont baissé de 20° en 1 mois. Depuis c’est le chaos.</text:span></text:p>
      <text:h text:style-name="Heading_20_3" text:outline-level="3"><text:bookmark-start text:name="__RefHeading___Toc2342_2582324672"/>La pénombre<text:bookmark-end text:name="__RefHeading___Toc2342_2582324672"/></text:h>
      <text:p text:style-name="P77">//plante/morosité</text:p>
      <text:p text:style-name="P76">La baisse de luminosité à eu des conséquence diverse sur terre.</text:p>
      <text:h text:style-name="Heading_20_3" text:outline-level="3"><text:bookmark-start text:name="__RefHeading___Toc2344_2582324672"/>Le chaos<text:bookmark-end text:name="__RefHeading___Toc2344_2582324672"/></text:h>
      <text:p text:style-name="Text_20_body">//<text:span text:style-name="T61">pillage/chaos urbain/formation de groupe</text:span></text:p>
      <text:p text:style-name="P76"><text:span text:style-name="T62">La plus part des voitures était bloquées, et l’absence de communication inquiétais les gens, les téléphone ne marchais plus, et même la radio ne recevais aucune fréquence, juste du brouillage</text:span>. Il se passa une semaine, le froid devenais de plus en plus pr<text:span text:style-name="T62">é</text:span>sent et l’électricité ne revenais <text:span text:style-name="T62">pas</text:span>, <text:span text:style-name="T62">malgré quelque solution de secours pour remettre les voitures en route </text:span>le chaos commença. <text:span text:style-name="T62">Tout d’abord ce fut la cahute vers les magasins pour constituer des vivres, les gens commençant a avoir le mot apocalypse en tête.</text:span></text:p>
      <text:p text:style-name="P78">Une fois les magasins pillé ce fut la guerre urbaine dans les grandes villes, les plus censé fuyant vers les campagnes. Des groupuscules commencèrent à ce former, des collectivité primitive basé sur le partage de ressource, ou les gens était unis autant pour dissuader les pillards que pour parvenir à leur besoin.</text:p>
      <text:h text:style-name="Heading_20_3" text:outline-level="3"><text:bookmark-start text:name="__RefHeading___Toc1565_2723933837"/>Le grand froid<text:bookmark-end text:name="__RefHeading___Toc1565_2723933837"/></text:h>
      <text:p text:style-name="P78">La température chuta de 30° en deux mois puis resta à ce niveau, beaucoup de gens n’ont préparé moururent de froid, les lacs fleuves et rivière était gelé, et la rumeur disais que la glace venais du nord, avançant à pas de géant sur l’Europe.</text:p>
      <text:p text:style-name="P79"><text:span text:style-name="T63">Les quelques groupes organisés de gens qui c’était formé décidèrent de marcher en direction du sud pour gagner quelque degré, sans trop savoir à quoi s’attendre</text:span><office:annotation><dc:creator>Auteur inconnu</dc:creator><dc:date>2019-02-21T01:47:08.332487119</dc:date><text:p text:style-name="P165"><text:span text:style-name="T104">Explication d’un point de vus lambda de l’arrivé de l’aire glacière.</text:span></text:p></office:annotation></text:p>
      <text:h text:style-name="Heading_20_2" text:outline-level="2"><text:bookmark-start text:name="__RefHeading___Toc1567_2723933837"/>La situation actuel<text:bookmark-end text:name="__RefHeading___Toc1567_2723933837"/></text:h>
      <text:h text:style-name="P148" text:outline-level="1"><text:bookmark-start text:name="__RefHeading___Toc1569_2723933837"/>Maître du jeu<text:bookmark-end text:name="__RefHeading___Toc1569_2723933837"/></text:h>
      <text:p text:style-name="P63">Cette section contient toute les aides de jeu pour faire jouer frost ainsi que les secret qui entoure sont monde.</text:p>
      <text:p text:style-name="P63"><text:s/>il est donc conseillé de ne pas dévoiler son contenus aux joueurs et si vous êtes joueur de ne point aller plus loin dans la lecture.</text:p>
      <text:h text:style-name="Heading_20_2" text:outline-level="2"><text:bookmark-start text:name="__RefHeading___Toc1571_2723933837"/>Les sous-fifre<text:span text:style-name="T45">s</text:span> et <text:span text:style-name="T46">les </text:span>antagoniste<text:span text:style-name="T45">s</text:span><text:bookmark-end text:name="__RefHeading___Toc1571_2723933837"/></text:h>
      <text:p text:style-name="P61">La section <text:a xlink:type="simple" xlink:href="#1.7.1.Combats|outline" text:style-name="Internet_20_link" text:visited-style-name="Visited_20_Internet_20_Link">combats</text:a> explique comment fonctionne l’affrontement entre plusieurs personnages, mais parfois il s’avère lourd de devoir gérer une fiche complète pour un pnj somme toute assez secondaire.</text:p>
      <text:p text:style-name="P61">Pour résoudre ce problème et fluidifier les combats les pnj sont divisé en deux, les <text:span text:style-name="T1">sous-fifres</text:span> et les <text:span text:style-name="T1">antagoniste</text:span> .</text:p>
      <text:h text:style-name="Heading_20_2" text:outline-level="2"><text:bookmark-start text:name="__RefHeading___Toc1929_2723933837"/>Les drogues <text:span text:style-name="T47">et poisons</text:span><text:bookmark-end text:name="__RefHeading___Toc1929_2723933837"/></text:h>
      <text:h text:style-name="Heading_20_2" text:outline-level="2"><text:bookmark-start text:name="__RefHeading___Toc2346_2582324672"/>Compagnons<text:bookmark-end text:name="__RefHeading___Toc2346_2582324672"/></text:h>
      <text:p text:style-name="P145"><text:span text:style-name="T103">Les compagnons vont êtres des personnages suivant les joueurs dans leur aven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Th" svg:font-family="'Roboto Th'" style:font-adornments="Italique"/>
    <style:font-face style:name="Liberation Serif1" svg:font-family="'Liberation Serif'" style:font-family-generic="roman"/>
    <style:font-face style:name="Arial1" svg:font-family="Arial" style:font-family-generic="swiss"/>
    <style:font-face style:name="Fira Code" svg:font-family="'Fira Code'" style:font-adornments="Normal" style:font-pitch="fixed"/>
    <style:font-face style:name="Roboto" svg:font-family="Roboto" style:font-adornments="Gras" style:font-pitch="variable"/>
    <style:font-face style:name="Roboto1" svg:font-family="Roboto" style:font-adornments="Maigre" style:font-pitch="variable"/>
    <style:font-face style:name="Roboto Lt" svg:font-family="'Roboto Lt'" style:font-adornments="Bold" style:font-pitch="variable"/>
    <style:font-face style:name="Roboto Lt1" svg:font-family="'Roboto Lt'" style:font-adornments="Regular" style:font-pitch="variable"/>
    <style:font-face style:name="Roboto Th3" svg:font-family="'Roboto Th'" style:font-pitch="variable"/>
    <style:font-face style:name="Roboto Th2" svg:font-family="'Roboto Th'" style:font-adornments="Bold" style:font-pitch="variable"/>
    <style:font-face style:name="Roboto Th1" svg:font-family="'Roboto Th'" style:font-adornments="Regular"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style:font-style-name="Gras" style:font-pitch="variable" fo:font-size="14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Roboto1" fo:font-family="Roboto" style:font-style-name="Maigre" style:font-pitch="variable" fo:font-weight="250" officeooo:rsid="0034cf14"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Th1" fo:font-family="'Roboto Th'" style:font-style-name="Regular" style:font-pitch="variable" fo:font-weight="250"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Roboto Lt" fo:font-family="'Roboto Lt'" style:font-style-name="Bold"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Roboto Th2" fo:font-family="'Roboto Th'"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loext:contextual-spacing="false" fo:text-indent="0cm" style:auto-text-indent="false"/>
      <style:text-properties style:font-name="Roboto Lt" fo:font-family="'Roboto Lt'" style:font-style-name="Bold"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499cm" fo:margin-right="0cm" fo:margin-top="0.247cm" fo:margin-bottom="0.212cm" loext:contextual-spacing="false" fo:text-indent="0cm" style:auto-text-indent="false"/>
      <style:text-properties fo:color="#333333" style:font-name="Roboto Lt" fo:font-family="'Roboto Lt'"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212cm" fo:margin-bottom="0.212cm" loext:contextual-spacing="false" style:page-number="auto" fo:background-color="transparent" style:shadow="none">
        <style:tab-stops>
          <style:tab-stop style:position="3cm"/>
        </style:tab-stops>
      </style:paragraph-properties>
      <style:text-properties style:font-name="Roboto Th2" fo:font-family="'Roboto Th'" style:font-style-name="Bold" style:font-pitch="variable" fo:font-size="14pt" fo:font-style="normal" fo:font-weight="normal" style:font-size-asian="95%" style:font-style-asian="italic" style:font-weight-asian="bold" style:font-size-complex="9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Roboto" fo:font-family="Roboto" style:font-style-name="Gras" style:font-pitch="variable" fo:font-size="11pt" fo:font-weight="250" style:font-size-asian="10.5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text-align="center" style:justify-single-word="false">
        <style:tab-stops/>
      </style:paragraph-properties>
      <style:text-properties style:font-name="Roboto Th" fo:font-family="'Roboto Th'" style:font-style-name="Italiqu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ise_20_de_20_note" style:display-name="Prise de note" style:family="paragraph" style:parent-style-name="Standard">
      <style:text-properties style:font-name="Fira Code" fo:font-family="'Fira Code'" style:font-style-name="Normal" style:font-pitch="fixed" fo:font-size="12pt" style:font-size-asian="10.5pt"/>
    </style:style>
    <style:style style:name="Table_20_Heading" style:display-name="Table Heading" style:family="paragraph" style:parent-style-name="Table_20_Contents" style:class="extra">
      <loext:graphic-properties draw:fill="solid" draw:fill-color="#dddddd"/>
      <style:paragraph-properties fo:text-align="center" style:justify-single-word="false" fo:background-color="#dddddd"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loext:graphic-properties draw:fill="none" draw:fill-color="#729fcf"/>
      <style:paragraph-properties fo:margin-left="0.199cm" fo:margin-right="0cm" fo:margin-top="0.106cm" fo:margin-bottom="0.106cm" loext:contextual-spacing="false" fo:text-indent="0cm" style:auto-text-indent="false" fo:background-color="transparent">
        <style:tab-stops/>
      </style:paragraph-properties>
      <style:text-properties fo:font-size="80%" fo:font-weight="normal"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Header">
      <style:paragraph-properties fo:text-align="end" style:justify-single-word="false"/>
      <style:text-properties officeooo:rsid="00188868" officeooo:paragraph-rsid="00188868"/>
    </style:style>
    <style:style style:name="MP2" style:family="paragraph" style:parent-style-name="Footer">
      <style:paragraph-properties fo:break-before="pag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________________________________________________________________</text:span><text:span text:style-name="MT1"><text:title/></text:span><text:span text:style-name="MT1">Frost </text:span><text:span text:style-name="MT2">par tydyus__ </text:span></text:p>
      </style:header>
      <style:footer>
        <text:p text:style-name="Footer"><text:page-number text:select-page="current">20</text:page-number>_______________________________________________________________________________</text:p>
      </style:footer>
    </style:master-page>
    <style:master-page style:name="First_20_Page" style:display-name="First Page" style:page-layout-name="Mpm2" style:next-style-name="Index">
      <style:footer>
        <text:p text:style-name="Footer"/>
        <text:p text:style-name="MP2"/>
      </style:footer>
    </style:master-page>
    <style:master-page style:name="Index"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1:17:01.933967040</meta:creation-date>
    <meta:generator>LibreOffice/6.0.0.3$Windows_X86_64 LibreOffice_project/64a0f66915f38c6217de274f0aa8e15618924765</meta:generator>
    <meta:editing-duration>P6DT14H14M44S</meta:editing-duration>
    <meta:editing-cycles>125</meta:editing-cycles>
    <dc:date>2019-05-02T02:39:01.103000000</dc:date>
    <meta:document-statistic meta:table-count="4" meta:image-count="0" meta:object-count="0" meta:page-count="20" meta:paragraph-count="518" meta:word-count="4285" meta:character-count="25107" meta:non-whitespace-character-count="21308"/>
  </office:meta>
</office:document-meta>
</file>